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4.5138in"/>
        </style:tab-stops>
      </style:paragraph-properties>
      <style:text-properties fo:font-weight="bold" officeooo:rsid="00097361" officeooo:paragraph-rsid="00097361" style:font-weight-asian="bold" style:font-weight-complex="bold"/>
    </style:style>
    <style:style style:name="P2" style:family="paragraph" style:parent-style-name="Standard">
      <style:paragraph-properties fo:text-align="center" style:justify-single-word="false">
        <style:tab-stops>
          <style:tab-stop style:position="4.5138in"/>
        </style:tab-stops>
      </style:paragraph-properties>
      <style:text-properties fo:font-weight="bold" officeooo:rsid="00195379" officeooo:paragraph-rsid="00195379" style:font-weight-asian="bold" style:font-weight-complex="bold"/>
    </style:style>
    <style:style style:name="P3" style:family="paragraph" style:parent-style-name="Standard">
      <style:paragraph-properties fo:text-align="center" style:justify-single-word="false">
        <style:tab-stops>
          <style:tab-stop style:position="4.5138in"/>
        </style:tab-stops>
      </style:paragraph-properties>
      <style:text-properties fo:font-weight="bold" officeooo:rsid="00140821" officeooo:paragraph-rsid="00140821" style:font-weight-asian="bold" style:font-weight-complex="bold"/>
    </style:style>
    <style:style style:name="P4" style:family="paragraph" style:parent-style-name="Standard">
      <style:paragraph-properties fo:text-align="center" style:justify-single-word="false">
        <style:tab-stops>
          <style:tab-stop style:position="4.5138in"/>
        </style:tab-stops>
      </style:paragraph-properties>
      <style:text-properties fo:font-weight="bold" officeooo:rsid="0031c84e" officeooo:paragraph-rsid="0031c84e" style:font-weight-asian="bold" style:font-weight-complex="bold"/>
    </style:style>
    <style:style style:name="P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a69514" officeooo:paragraph-rsid="00a69514" style:font-weight-asian="bold" style:font-weight-complex="bold"/>
    </style:style>
    <style:style style:name="P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b2618c" officeooo:paragraph-rsid="00b2618c" style:font-weight-asian="bold" style:font-weight-complex="bold"/>
    </style:style>
    <style:style style:name="P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65339" officeooo:paragraph-rsid="00b65339" style:font-weight-asian="bold" style:font-weight-complex="bold"/>
    </style:style>
    <style:style style:name="P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bace4" officeooo:paragraph-rsid="00bbace4" style:font-weight-asian="bold" style:font-weight-complex="bold"/>
    </style:style>
    <style:style style:name="P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d0bfe7" officeooo:paragraph-rsid="00d0bfe7" style:font-weight-asian="bold" style:font-weight-complex="bold"/>
    </style:style>
    <style:style style:name="P1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48cc9" officeooo:paragraph-rsid="00f48cc9" style:font-weight-asian="bold" style:font-weight-complex="bold"/>
    </style:style>
    <style:style style:name="P11"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7be12" officeooo:paragraph-rsid="00f7be12" style:font-weight-asian="bold" style:font-weight-complex="bold"/>
    </style:style>
    <style:style style:name="P12"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afa9d" officeooo:paragraph-rsid="00fafa9d" style:font-weight-asian="bold" style:font-weight-complex="bold"/>
    </style:style>
    <style:style style:name="P13"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090daa" officeooo:paragraph-rsid="01090daa" style:font-weight-asian="bold" style:font-weight-complex="bold"/>
    </style:style>
    <style:style style:name="P1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3d221" officeooo:paragraph-rsid="0123d221" style:font-weight-asian="bold" style:font-weight-complex="bold"/>
    </style:style>
    <style:style style:name="P1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58da2" officeooo:paragraph-rsid="01258da2" style:font-weight-asian="bold" style:font-weight-complex="bold"/>
    </style:style>
    <style:style style:name="P1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33ed0e" officeooo:paragraph-rsid="0133ed0e" style:font-weight-asian="bold" style:font-weight-complex="bold"/>
    </style:style>
    <style:style style:name="P1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66a11c" officeooo:paragraph-rsid="0166a11c" style:font-weight-asian="bold" style:font-weight-complex="bold"/>
    </style:style>
    <style:style style:name="P1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6d3e1e" officeooo:paragraph-rsid="016d3e1e" style:font-weight-asian="bold" style:font-weight-complex="bold"/>
    </style:style>
    <style:style style:name="P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75b82d" officeooo:paragraph-rsid="0179a697" style:font-weight-asian="bold" style:font-weight-complex="bold"/>
    </style:style>
    <style:style style:name="P20" style:family="paragraph" style:parent-style-name="Standard">
      <style:paragraph-properties fo:text-align="justify" style:justify-single-word="false">
        <style:tab-stops>
          <style:tab-stop style:position="4.5138in"/>
        </style:tab-stops>
      </style:paragraph-properties>
      <style:text-properties fo:font-weight="normal" officeooo:rsid="00097361" officeooo:paragraph-rsid="00097361" style:font-weight-asian="normal" style:font-weight-complex="normal"/>
    </style:style>
    <style:style style:name="P21" style:family="paragraph" style:parent-style-name="Standard">
      <style:paragraph-properties fo:text-align="justify" style:justify-single-word="false">
        <style:tab-stops>
          <style:tab-stop style:position="4.5138in"/>
        </style:tab-stops>
      </style:paragraph-properties>
      <style:text-properties fo:font-weight="normal" officeooo:rsid="000c6345" officeooo:paragraph-rsid="000c6345" style:font-weight-asian="normal" style:font-weight-complex="normal"/>
    </style:style>
    <style:style style:name="P22" style:family="paragraph" style:parent-style-name="Standard">
      <style:paragraph-properties fo:text-align="justify" style:justify-single-word="false">
        <style:tab-stops>
          <style:tab-stop style:position="4.5138in"/>
        </style:tab-stops>
      </style:paragraph-properties>
      <style:text-properties fo:font-weight="normal" officeooo:rsid="000d3185" officeooo:paragraph-rsid="000d3185" style:font-weight-asian="normal" style:font-weight-complex="normal"/>
    </style:style>
    <style:style style:name="P23" style:family="paragraph" style:parent-style-name="Standard">
      <style:paragraph-properties fo:text-align="justify" style:justify-single-word="false">
        <style:tab-stops>
          <style:tab-stop style:position="4.5138in"/>
        </style:tab-stops>
      </style:paragraph-properties>
      <style:text-properties fo:font-weight="normal" officeooo:rsid="000ebec4" officeooo:paragraph-rsid="000ebec4" style:font-weight-asian="normal" style:font-weight-complex="normal"/>
    </style:style>
    <style:style style:name="P24" style:family="paragraph" style:parent-style-name="Standard">
      <style:paragraph-properties fo:text-align="justify"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5" style:family="paragraph" style:parent-style-name="Standard">
      <style:paragraph-properties fo:text-align="center"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6" style:family="paragraph" style:parent-style-name="Standard">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27" style:family="paragraph" style:parent-style-name="Standard">
      <style:paragraph-properties fo:text-align="justify" style:justify-single-word="false">
        <style:tab-stops>
          <style:tab-stop style:position="4.5138in"/>
        </style:tab-stops>
      </style:paragraph-properties>
      <style:text-properties fo:font-weight="normal" officeooo:rsid="00195379" officeooo:paragraph-rsid="00195379" style:font-weight-asian="normal" style:font-weight-complex="normal"/>
    </style:style>
    <style:style style:name="P28" style:family="paragraph" style:parent-style-name="Standard">
      <style:paragraph-properties fo:text-align="justify" style:justify-single-word="false">
        <style:tab-stops>
          <style:tab-stop style:position="4.5138in"/>
        </style:tab-stops>
      </style:paragraph-properties>
      <style:text-properties fo:font-weight="normal" officeooo:rsid="001b6161" officeooo:paragraph-rsid="001b6161" style:font-weight-asian="normal" style:font-weight-complex="normal"/>
    </style:style>
    <style:style style:name="P29" style:family="paragraph" style:parent-style-name="Standard">
      <style:paragraph-properties fo:text-align="justify" style:justify-single-word="false">
        <style:tab-stops>
          <style:tab-stop style:position="4.5138in"/>
        </style:tab-stops>
      </style:paragraph-properties>
      <style:text-properties fo:font-weight="normal" officeooo:rsid="001f0353" officeooo:paragraph-rsid="001f0353" style:font-weight-asian="normal" style:font-weight-complex="normal"/>
    </style:style>
    <style:style style:name="P30" style:family="paragraph" style:parent-style-name="Standard">
      <style:paragraph-properties fo:text-align="justify" style:justify-single-word="false">
        <style:tab-stops>
          <style:tab-stop style:position="4.5138in"/>
        </style:tab-stops>
      </style:paragraph-properties>
      <style:text-properties fo:font-weight="normal" officeooo:rsid="0021f3e3" officeooo:paragraph-rsid="0021f3e3" style:font-weight-asian="normal" style:font-weight-complex="normal"/>
    </style:style>
    <style:style style:name="P31" style:family="paragraph" style:parent-style-name="Standard">
      <style:paragraph-properties fo:text-align="justify" style:justify-single-word="false">
        <style:tab-stops>
          <style:tab-stop style:position="4.5138in"/>
        </style:tab-stops>
      </style:paragraph-properties>
      <style:text-properties fo:font-weight="normal" officeooo:rsid="00241721" officeooo:paragraph-rsid="00241721" style:font-weight-asian="normal" style:font-weight-complex="normal"/>
    </style:style>
    <style:style style:name="P32" style:family="paragraph" style:parent-style-name="Standard">
      <style:paragraph-properties fo:text-align="justify" style:justify-single-word="false">
        <style:tab-stops>
          <style:tab-stop style:position="4.5138in"/>
        </style:tab-stops>
      </style:paragraph-properties>
      <style:text-properties fo:font-weight="normal" officeooo:rsid="002521d3" officeooo:paragraph-rsid="002521d3" style:font-weight-asian="normal" style:font-weight-complex="normal"/>
    </style:style>
    <style:style style:name="P33" style:family="paragraph" style:parent-style-name="Standard">
      <style:paragraph-properties fo:text-align="justify" style:justify-single-word="false">
        <style:tab-stops>
          <style:tab-stop style:position="4.5138in"/>
        </style:tab-stops>
      </style:paragraph-properties>
      <style:text-properties fo:font-weight="normal" officeooo:rsid="00276ff2" officeooo:paragraph-rsid="00276ff2" style:font-weight-asian="normal" style:font-weight-complex="normal"/>
    </style:style>
    <style:style style:name="P34" style:family="paragraph" style:parent-style-name="Standard">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35" style:family="paragraph" style:parent-style-name="Standard">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36" style:family="paragraph" style:parent-style-name="Standard">
      <style:paragraph-properties fo:text-align="justify" style:justify-single-word="false">
        <style:tab-stops>
          <style:tab-stop style:position="4.5138in"/>
        </style:tab-stops>
      </style:paragraph-properties>
      <style:text-properties fo:font-weight="normal" officeooo:rsid="002ec699" officeooo:paragraph-rsid="002ec699" style:font-weight-asian="normal" style:font-weight-complex="normal"/>
    </style:style>
    <style:style style:name="P37" style:family="paragraph" style:parent-style-name="Standard">
      <style:paragraph-properties fo:text-align="justify" style:justify-single-word="false">
        <style:tab-stops>
          <style:tab-stop style:position="4.5138in"/>
        </style:tab-stops>
      </style:paragraph-properties>
      <style:text-properties fo:font-weight="normal" officeooo:rsid="002f7b86" officeooo:paragraph-rsid="002f7b86" style:font-weight-asian="normal" style:font-weight-complex="normal"/>
    </style:style>
    <style:style style:name="P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4e610" officeooo:paragraph-rsid="0084e610" style:font-weight-asian="normal" style:font-weight-complex="normal"/>
    </style:style>
    <style:style style:name="P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cb252" officeooo:paragraph-rsid="008cb252" style:font-weight-asian="normal" style:font-weight-complex="normal"/>
    </style:style>
    <style:style style:name="P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e0262" officeooo:paragraph-rsid="008e0262" style:font-weight-asian="normal" style:font-weight-complex="normal"/>
    </style:style>
    <style:style style:name="P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5167c" officeooo:paragraph-rsid="0095167c" style:font-weight-asian="normal" style:font-weight-complex="normal"/>
    </style:style>
    <style:style style:name="P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a556c" officeooo:paragraph-rsid="009a556c" style:font-weight-asian="normal" style:font-weight-complex="normal"/>
    </style:style>
    <style:style style:name="P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b8721" officeooo:paragraph-rsid="009b8721" style:font-weight-asian="normal" style:font-weight-complex="normal"/>
    </style:style>
    <style:style style:name="P4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cf9f1" officeooo:paragraph-rsid="009cf9f1" style:font-weight-asian="normal" style:font-weight-complex="normal"/>
    </style:style>
    <style:style style:name="P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3f3c4" officeooo:paragraph-rsid="00a3f3c4" style:font-weight-asian="normal" style:font-weight-complex="normal"/>
    </style:style>
    <style:style style:name="P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69514" officeooo:paragraph-rsid="00a69514" style:font-weight-asian="normal" style:font-weight-complex="normal"/>
    </style:style>
    <style:style style:name="P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99882" officeooo:paragraph-rsid="00a99882" style:font-weight-asian="normal" style:font-weight-complex="normal"/>
    </style:style>
    <style:style style:name="P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a5d9d" officeooo:paragraph-rsid="00aa5d9d" style:font-weight-asian="normal" style:font-weight-complex="normal"/>
    </style:style>
    <style:style style:name="P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c59be" style:font-weight-asian="normal" style:font-weight-complex="normal"/>
    </style:style>
    <style:style style:name="P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99882" style:font-weight-asian="normal" style:font-weight-complex="normal"/>
    </style:style>
    <style:style style:name="P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9dd9" officeooo:paragraph-rsid="00ac9dd9" style:font-weight-asian="normal"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d9b1c" officeooo:paragraph-rsid="00ad9b1c" style:font-weight-asian="normal"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e8da5" officeooo:paragraph-rsid="00ae8da5" style:font-weight-asian="normal" style:font-weight-complex="normal"/>
    </style:style>
    <style:style style:name="P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2618c" officeooo:paragraph-rsid="00b2618c" style:font-weight-asian="normal" style:font-weight-complex="normal"/>
    </style:style>
    <style:style style:name="P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f4c1" officeooo:paragraph-rsid="00b3f4c1" style:font-weight-asian="normal" style:font-weight-complex="normal"/>
    </style:style>
    <style:style style:name="P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54912" officeooo:paragraph-rsid="00b54912" style:font-weight-asian="normal" style:font-weight-complex="normal"/>
    </style:style>
    <style:style style:name="P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0e33e" officeooo:paragraph-rsid="00c0e33e" style:font-weight-asian="normal" style:font-weight-complex="normal"/>
    </style:style>
    <style:style style:name="P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255de" officeooo:paragraph-rsid="00c255de" style:font-weight-asian="normal" style:font-weight-complex="normal"/>
    </style:style>
    <style:style style:name="P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389d8" officeooo:paragraph-rsid="00c389d8" style:font-weight-asian="normal" style:font-weight-complex="normal"/>
    </style:style>
    <style:style style:name="P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527eb" style:font-weight-asian="normal" style:font-weight-complex="normal"/>
    </style:style>
    <style:style style:name="P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7181e" style:font-weight-asian="normal" style:font-weight-complex="normal"/>
    </style:style>
    <style:style style:name="P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98c12" officeooo:paragraph-rsid="00c98c12" style:font-weight-asian="normal" style:font-weight-complex="normal"/>
    </style:style>
    <style:style style:name="P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851e" style:font-weight-asian="normal" style:font-weight-complex="normal"/>
    </style:style>
    <style:style style:name="P7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f050" style:font-weight-asian="normal" style:font-weight-complex="normal"/>
    </style:style>
    <style:style style:name="P7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0bfe7" officeooo:paragraph-rsid="00d0bfe7" style:font-weight-asian="normal" style:font-weight-complex="normal"/>
    </style:style>
    <style:style style:name="P7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38b48" officeooo:paragraph-rsid="00d38b48" style:font-weight-asian="normal" style:font-weight-complex="normal"/>
    </style:style>
    <style:style style:name="P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49767" officeooo:paragraph-rsid="00d49767" style:font-weight-asian="normal" style:font-weight-complex="normal"/>
    </style:style>
    <style:style style:name="P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7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8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72652" officeooo:paragraph-rsid="00d72652" style:font-weight-asian="normal" style:font-weight-complex="normal"/>
    </style:style>
    <style:style style:name="P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8eaf6" officeooo:paragraph-rsid="00d8eaf6" style:font-weight-asian="normal" style:font-weight-complex="normal"/>
    </style:style>
    <style:style style:name="P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9c7ff" officeooo:paragraph-rsid="00d9c7ff" style:font-weight-asian="normal" style:font-weight-complex="normal"/>
    </style:style>
    <style:style style:name="P8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16343" officeooo:paragraph-rsid="00e16343" style:font-weight-asian="normal" style:font-weight-complex="normal"/>
    </style:style>
    <style:style style:name="P8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7181e" officeooo:paragraph-rsid="00c7181e" style:font-weight-asian="normal" style:font-weight-complex="normal"/>
    </style:style>
    <style:style style:name="P8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bf050" officeooo:paragraph-rsid="00cbf050" style:font-weight-asian="normal" style:font-weight-complex="normal"/>
    </style:style>
    <style:style style:name="P8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cab58" officeooo:paragraph-rsid="00ede871" style:font-weight-asian="normal" style:font-weight-complex="normal"/>
    </style:style>
    <style:style style:name="P8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e871" officeooo:paragraph-rsid="00ede871" style:font-weight-asian="normal" style:font-weight-complex="normal"/>
    </style:style>
    <style:style style:name="P8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eddfd" officeooo:paragraph-rsid="00eeddfd" style:font-weight-asian="normal" style:font-weight-complex="normal"/>
    </style:style>
    <style:style style:name="P8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48cc9" officeooo:paragraph-rsid="00f48cc9" style:font-weight-asian="normal" style:font-weight-complex="normal"/>
    </style:style>
    <style:style style:name="P9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8a7d" officeooo:paragraph-rsid="00f68a7d" style:font-weight-asian="normal" style:font-weight-complex="normal"/>
    </style:style>
    <style:style style:name="P9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9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87fb" officeooo:paragraph-rsid="00ede871" style:font-weight-asian="normal" style:font-weight-complex="normal"/>
    </style:style>
    <style:style style:name="P9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9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7be12" style:font-weight-asian="normal" style:font-weight-complex="normal"/>
    </style:style>
    <style:style style:name="P9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9733d" style:font-weight-asian="normal" style:font-weight-complex="normal"/>
    </style:style>
    <style:style style:name="P9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27b2" officeooo:paragraph-rsid="00fa27b2" style:font-weight-asian="normal" style:font-weight-complex="normal"/>
    </style:style>
    <style:style style:name="P9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fa9d" officeooo:paragraph-rsid="00fafa9d" style:font-weight-asian="normal" style:font-weight-complex="normal"/>
    </style:style>
    <style:style style:name="P9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d2aef" officeooo:paragraph-rsid="00fd2aef" style:font-weight-asian="normal" style:font-weight-complex="normal"/>
    </style:style>
    <style:style style:name="P9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2775" officeooo:paragraph-rsid="00fe2775" style:font-weight-asian="normal" style:font-weight-complex="normal"/>
    </style:style>
    <style:style style:name="P10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8580" officeooo:paragraph-rsid="00fe8580" style:font-weight-asian="normal" style:font-weight-complex="normal"/>
    </style:style>
    <style:style style:name="P10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080a0" officeooo:paragraph-rsid="010080a0" style:font-weight-asian="normal" style:font-weight-complex="normal"/>
    </style:style>
    <style:style style:name="P10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2cfda" officeooo:paragraph-rsid="0102cfda" style:font-weight-asian="normal" style:font-weight-complex="normal"/>
    </style:style>
    <style:style style:name="P10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10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10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0daa" style:font-weight-asian="normal" style:font-weight-complex="normal"/>
    </style:style>
    <style:style style:name="P10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d1e9" style:font-weight-asian="normal" style:font-weight-complex="normal"/>
    </style:style>
    <style:style style:name="P10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d238" officeooo:paragraph-rsid="0109d238" style:font-weight-asian="normal" style:font-weight-complex="normal"/>
    </style:style>
    <style:style style:name="P10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d2434" officeooo:paragraph-rsid="010d2434" style:font-weight-asian="normal" style:font-weight-complex="normal"/>
    </style:style>
    <style:style style:name="P10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ee5f0" officeooo:paragraph-rsid="010ee5f0" style:font-weight-asian="normal" style:font-weight-complex="normal"/>
    </style:style>
    <style:style style:name="P11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fca3c" officeooo:paragraph-rsid="010fca3c" style:font-weight-asian="normal" style:font-weight-complex="normal"/>
    </style:style>
    <style:style style:name="P11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224d9" officeooo:paragraph-rsid="011224d9" style:font-weight-asian="normal" style:font-weight-complex="normal"/>
    </style:style>
    <style:style style:name="P11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335c7" officeooo:paragraph-rsid="011335c7" style:font-weight-asian="normal" style:font-weight-complex="normal"/>
    </style:style>
    <style:style style:name="P11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4a4e7" officeooo:paragraph-rsid="0114a4e7" style:font-weight-asian="normal" style:font-weight-complex="normal"/>
    </style:style>
    <style:style style:name="P11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81ce" officeooo:paragraph-rsid="011781ce" style:font-weight-asian="normal" style:font-weight-complex="normal"/>
    </style:style>
    <style:style style:name="P11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bcda" officeooo:paragraph-rsid="0117bcda" style:font-weight-asian="normal" style:font-weight-complex="normal"/>
    </style:style>
    <style:style style:name="P11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7"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10d9" officeooo:paragraph-rsid="012510d9" style:font-weight-asian="normal" style:font-weight-complex="normal"/>
    </style:style>
    <style:style style:name="P1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8da2" officeooo:paragraph-rsid="01258da2" style:font-weight-asian="normal" style:font-weight-complex="normal"/>
    </style:style>
    <style:style style:name="P12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12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846e2" officeooo:paragraph-rsid="012846e2" style:font-weight-asian="normal" style:font-weight-complex="normal"/>
    </style:style>
    <style:style style:name="P12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a840f" officeooo:paragraph-rsid="012a840f" style:font-weight-asian="normal" style:font-weight-complex="normal"/>
    </style:style>
    <style:style style:name="P12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c3885" officeooo:paragraph-rsid="012c3885" style:font-weight-asian="normal" style:font-weight-complex="normal"/>
    </style:style>
    <style:style style:name="P12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e6417" officeooo:paragraph-rsid="012e6417" style:font-weight-asian="normal" style:font-weight-complex="normal"/>
    </style:style>
    <style:style style:name="P12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3ed0e" officeooo:paragraph-rsid="0133ed0e" style:font-weight-asian="normal" style:font-weight-complex="normal"/>
    </style:style>
    <style:style style:name="P12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4068c" officeooo:paragraph-rsid="0134068c" style:font-weight-asian="normal" style:font-weight-complex="normal"/>
    </style:style>
    <style:style style:name="P12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6a1a" officeooo:paragraph-rsid="01366a1a" style:font-weight-asian="normal" style:font-weight-complex="normal"/>
    </style:style>
    <style:style style:name="P12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36b35c" officeooo:paragraph-rsid="0140085b" style:font-weight-asian="normal" style:font-weight-complex="normal"/>
    </style:style>
    <style:style style:name="P12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b35c" officeooo:paragraph-rsid="0136b35c" style:font-weight-asian="normal" style:font-weight-complex="normal"/>
    </style:style>
    <style:style style:name="P13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89aef" officeooo:paragraph-rsid="01389aef" style:font-weight-asian="normal" style:font-weight-complex="normal"/>
    </style:style>
    <style:style style:name="P13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949ce" officeooo:paragraph-rsid="013949ce" style:font-weight-asian="normal" style:font-weight-complex="normal"/>
    </style:style>
    <style:style style:name="P13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a7191" officeooo:paragraph-rsid="013a7191" style:font-weight-asian="normal" style:font-weight-complex="normal"/>
    </style:style>
    <style:style style:name="P13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ba5b8" officeooo:paragraph-rsid="013ba5b8" style:font-weight-asian="normal" style:font-weight-complex="normal"/>
    </style:style>
    <style:style style:name="P13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c1d8d" officeooo:paragraph-rsid="013c1d8d" style:font-weight-asian="normal" style:font-weight-complex="normal"/>
    </style:style>
    <style:style style:name="P13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f9b03" officeooo:paragraph-rsid="013f9b03" style:font-weight-asian="normal" style:font-weight-complex="normal"/>
    </style:style>
    <style:style style:name="P13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4306a6" officeooo:paragraph-rsid="014306a6" style:font-weight-asian="normal" style:font-weight-complex="normal"/>
    </style:style>
    <style:style style:name="P13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45182" officeooo:paragraph-rsid="01445182" style:font-weight-asian="normal" style:font-weight-complex="normal"/>
    </style:style>
    <style:style style:name="P1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5f534" officeooo:paragraph-rsid="0145f534" style:font-weight-asian="normal" style:font-weight-complex="normal"/>
    </style:style>
    <style:style style:name="P1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8e61" officeooo:paragraph-rsid="01468e61" style:font-weight-asian="normal" style:font-weight-complex="normal"/>
    </style:style>
    <style:style style:name="P1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eb8a" officeooo:paragraph-rsid="0146eb8a" style:font-weight-asian="normal" style:font-weight-complex="normal"/>
    </style:style>
    <style:style style:name="P1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b555e" officeooo:paragraph-rsid="014b555e" style:font-weight-asian="normal" style:font-weight-complex="normal"/>
    </style:style>
    <style:style style:name="P1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ddeb7" officeooo:paragraph-rsid="014ddeb7" style:font-weight-asian="normal" style:font-weight-complex="normal"/>
    </style:style>
    <style:style style:name="P1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f1e68" officeooo:paragraph-rsid="014f1e68" style:font-weight-asian="normal" style:font-weight-complex="normal"/>
    </style:style>
    <style:style style:name="P1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0b4b7" officeooo:paragraph-rsid="0150b4b7" style:font-weight-asian="normal" style:font-weight-complex="normal"/>
    </style:style>
    <style:style style:name="P14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cfb3f" officeooo:paragraph-rsid="015cfb3f" style:font-weight-asian="normal" style:font-weight-complex="normal"/>
    </style:style>
    <style:style style:name="P1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eb824" officeooo:paragraph-rsid="015eb824" style:font-weight-asian="normal" style:font-weight-complex="normal"/>
    </style:style>
    <style:style style:name="P1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14293" officeooo:paragraph-rsid="01614293" style:font-weight-asian="normal" style:font-weight-complex="normal"/>
    </style:style>
    <style:style style:name="P14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6266ae" officeooo:paragraph-rsid="016266ae" style:font-weight-asian="normal" style:font-weight-complex="normal"/>
    </style:style>
    <style:style style:name="P1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29cb9" officeooo:paragraph-rsid="01629cb9" style:font-weight-asian="normal" style:font-weight-complex="normal"/>
    </style:style>
    <style:style style:name="P15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1071" officeooo:paragraph-rsid="01661071" style:font-weight-asian="normal" style:font-weight-complex="normal"/>
    </style:style>
    <style:style style:name="P1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a11c" officeooo:paragraph-rsid="0166a11c" style:font-weight-asian="normal" style:font-weight-complex="normal"/>
    </style:style>
    <style:style style:name="P1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b5704" officeooo:paragraph-rsid="0166a11c" style:font-weight-asian="normal" style:font-weight-complex="normal"/>
    </style:style>
    <style:style style:name="P1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8b44" officeooo:paragraph-rsid="01718b44" style:font-weight-asian="normal" style:font-weight-complex="normal"/>
    </style:style>
    <style:style style:name="P1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289b0" style:font-weight-asian="normal" style:font-weight-complex="normal"/>
    </style:style>
    <style:style style:name="P1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9a697" style:font-weight-asian="normal" style:font-weight-complex="normal"/>
    </style:style>
    <style:style style:name="P1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ac3b" officeooo:paragraph-rsid="0172ac3b" style:font-weight-asian="normal" style:font-weight-complex="normal"/>
    </style:style>
    <style:style style:name="P1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5b82d" officeooo:paragraph-rsid="0175b82d" style:font-weight-asian="normal" style:font-weight-complex="normal"/>
    </style:style>
    <style:style style:name="P1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7c7ec" officeooo:paragraph-rsid="0177c7ec" style:font-weight-asian="normal" style:font-weight-complex="normal"/>
    </style:style>
    <style:style style:name="P1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9a697" officeooo:paragraph-rsid="0179a697" style:font-weight-asian="normal" style:font-weight-complex="normal"/>
    </style:style>
    <style:style style:name="P1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ada27" officeooo:paragraph-rsid="017ada27" style:font-weight-asian="normal" style:font-weight-complex="normal"/>
    </style:style>
    <style:style style:name="P1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1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1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0602" officeooo:paragraph-rsid="01a70602" style:font-weight-asian="normal" style:font-weight-complex="normal"/>
    </style:style>
    <style:style style:name="P1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165" style:family="paragraph" style:parent-style-name="Standard">
      <style:paragraph-properties fo:text-align="justify" style:justify-single-word="false">
        <style:tab-stops>
          <style:tab-stop style:position="4.5138in"/>
        </style:tab-stops>
      </style:paragraph-properties>
      <style:text-properties fo:color="#ff3333" fo:font-weight="normal" officeooo:rsid="002f7b86" officeooo:paragraph-rsid="002f7b86" style:font-weight-asian="normal" style:font-weight-complex="normal"/>
    </style:style>
    <style:style style:name="P166" style:family="paragraph" style:parent-style-name="Standard">
      <style:paragraph-properties fo:text-align="justify" style:justify-single-word="false">
        <style:tab-stops>
          <style:tab-stop style:position="4.5138in"/>
        </style:tab-stops>
      </style:paragraph-properties>
      <style:text-properties fo:color="#800000" fo:font-weight="normal" officeooo:rsid="002f7b86" officeooo:paragraph-rsid="002f7b86" style:font-weight-asian="normal" style:font-weight-complex="normal"/>
    </style:style>
    <style:style style:name="P167"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size="18pt" fo:font-weight="bold" officeooo:rsid="00b082ca" officeooo:paragraph-rsid="00b082ca" style:font-size-asian="18pt" style:font-weight-asian="bold" style:font-size-complex="18pt" style:font-weight-complex="bold"/>
    </style:style>
    <style:style style:name="P1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7be12" officeooo:paragraph-rsid="00f7be12"/>
    </style:style>
    <style:style style:name="P1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9733d" officeooo:paragraph-rsid="00f9733d"/>
    </style:style>
    <style:style style:name="P1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c9902" officeooo:paragraph-rsid="00fc9902"/>
    </style:style>
    <style:style style:name="P1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080a0" officeooo:paragraph-rsid="010080a0"/>
    </style:style>
    <style:style style:name="P1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2cfda" officeooo:paragraph-rsid="0102cfda"/>
    </style:style>
    <style:style style:name="P1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17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28f37" officeooo:paragraph-rsid="01528f37" style:font-weight-asian="normal" style:font-weight-complex="normal"/>
    </style:style>
    <style:style style:name="P17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17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1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e397" officeooo:paragraph-rsid="0157e397" style:font-weight-asian="normal" style:font-weight-complex="normal"/>
    </style:style>
    <style:style style:name="P1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4b6f" officeooo:paragraph-rsid="015b4b6f" style:font-weight-asian="normal" style:font-weight-complex="normal"/>
    </style:style>
    <style:style style:name="P17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18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1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285c" officeooo:paragraph-rsid="015c285c" style:font-weight-asian="normal" style:font-weight-complex="normal"/>
    </style:style>
    <style:style style:name="P1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183"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18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718b44" officeooo:paragraph-rsid="01718b44"/>
    </style:style>
    <style:style style:name="P18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03257af" officeooo:paragraph-rsid="003257af" style:font-weight-asian="normal" style:font-weight-complex="normal"/>
    </style:style>
    <style:style style:name="P18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18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2d5d2" officeooo:paragraph-rsid="0032d5d2" style:font-weight-asian="normal" style:font-weight-complex="normal"/>
    </style:style>
    <style:style style:name="P18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46d4f" officeooo:paragraph-rsid="00346d4f" style:font-weight-asian="normal" style:font-weight-complex="normal"/>
    </style:style>
    <style:style style:name="P18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8507" officeooo:paragraph-rsid="00388507" style:font-weight-asian="normal" style:font-weight-complex="normal"/>
    </style:style>
    <style:style style:name="P19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e6d4" officeooo:paragraph-rsid="0038e6d4" style:font-weight-asian="normal" style:font-weight-complex="normal"/>
    </style:style>
    <style:style style:name="P19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e1fd3" officeooo:paragraph-rsid="003e1fd3" style:font-weight-asian="normal" style:font-weight-complex="normal"/>
    </style:style>
    <style:style style:name="P19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3d144" style:font-weight-asian="normal" style:font-weight-complex="normal"/>
    </style:style>
    <style:style style:name="P19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4d45d" style:font-weight-asian="normal" style:font-weight-complex="normal"/>
    </style:style>
    <style:style style:name="P19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b5c2c" officeooo:paragraph-rsid="004b5c2c" style:font-weight-asian="normal" style:font-weight-complex="normal"/>
    </style:style>
    <style:style style:name="P19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c9c78" officeooo:paragraph-rsid="004dd764" style:font-weight-asian="normal" style:font-weight-complex="normal"/>
    </style:style>
    <style:style style:name="P19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e9b41" officeooo:paragraph-rsid="004fa7d7" style:font-weight-asian="normal" style:font-weight-complex="normal"/>
    </style:style>
    <style:style style:name="P19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5c7fa" officeooo:paragraph-rsid="0055c7fa" style:font-weight-asian="normal" style:font-weight-complex="normal"/>
    </style:style>
    <style:style style:name="P19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19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ce25" officeooo:paragraph-rsid="0058ce25" style:font-weight-asian="normal" style:font-weight-complex="normal"/>
    </style:style>
    <style:style style:name="P20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d5df" officeooo:paragraph-rsid="0058d5df" style:font-weight-asian="normal" style:font-weight-complex="normal"/>
    </style:style>
    <style:style style:name="P20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ac400" officeooo:paragraph-rsid="005ac400" style:font-weight-asian="normal" style:font-weight-complex="normal"/>
    </style:style>
    <style:style style:name="P20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46d2b" officeooo:paragraph-rsid="00646d2b" style:font-weight-asian="normal" style:font-weight-complex="normal"/>
    </style:style>
    <style:style style:name="P20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4d45d" officeooo:paragraph-rsid="0044d45d" style:font-weight-asian="normal" style:font-weight-complex="normal"/>
    </style:style>
    <style:style style:name="P20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6ebf7" officeooo:paragraph-rsid="0068b437" style:font-weight-asian="normal" style:font-weight-complex="normal"/>
    </style:style>
    <style:style style:name="P20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8b437" style:font-weight-asian="normal" style:font-weight-complex="normal"/>
    </style:style>
    <style:style style:name="P20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9b978" style:font-weight-asian="normal" style:font-weight-complex="normal"/>
    </style:style>
    <style:style style:name="P20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bb191" officeooo:paragraph-rsid="006bb191" style:font-weight-asian="normal" style:font-weight-complex="normal"/>
    </style:style>
    <style:style style:name="P20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2bb3b" officeooo:paragraph-rsid="0070fb25" style:font-weight-asian="normal" style:font-weight-complex="normal"/>
    </style:style>
    <style:style style:name="P20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41a07" officeooo:paragraph-rsid="00741a07" style:font-weight-asian="normal" style:font-weight-complex="normal"/>
    </style:style>
    <style:style style:name="P21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21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93632d" officeooo:paragraph-rsid="0093632d" style:font-weight-asian="normal" style:font-weight-complex="normal"/>
    </style:style>
    <style:style style:name="P21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21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e1a8d" officeooo:paragraph-rsid="016e1a8d" style:font-weight-asian="normal" style:font-weight-complex="normal"/>
    </style:style>
    <style:style style:name="P21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f3792" officeooo:paragraph-rsid="0170ec04" style:font-weight-asian="normal" style:font-weight-complex="normal"/>
    </style:style>
    <style:style style:name="P21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6ebf7" officeooo:paragraph-rsid="0068b437" style:font-weight-asian="bold" style:font-weight-complex="bold"/>
    </style:style>
    <style:style style:name="P21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bb191" officeooo:paragraph-rsid="006bb191" style:font-weight-asian="bold" style:font-weight-complex="bold"/>
    </style:style>
    <style:style style:name="P21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218"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41a07" officeooo:paragraph-rsid="00741a07" style:font-weight-asian="bold" style:font-weight-complex="bold"/>
    </style:style>
    <style:style style:name="P219"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6f996" officeooo:paragraph-rsid="0076f996" style:font-weight-asian="bold" style:font-weight-complex="bold"/>
    </style:style>
    <style:style style:name="P22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16f3792" officeooo:paragraph-rsid="01712a45" style:font-weight-asian="bold" style:font-weight-complex="bold"/>
    </style:style>
    <style:style style:name="P22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color="#800000" fo:font-weight="bold" officeooo:rsid="006c37eb" officeooo:paragraph-rsid="006c37eb" style:font-weight-asian="bold" style:font-weight-complex="bold"/>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223" style:family="paragraph" style:parent-style-name="Standard">
      <loext:graphic-properties draw:fill="none"/>
      <style:paragraph-properties fo:text-align="center" style:justify-single-word="false" fo:break-before="page" fo:background-color="transparent">
        <style:tab-stops>
          <style:tab-stop style:position="4.5138in"/>
        </style:tab-stops>
      </style:paragraph-properties>
      <style:text-properties fo:font-weight="bold" officeooo:rsid="01718b44" officeooo:paragraph-rsid="01718b44" style:font-weight-asian="bold" style:font-weight-complex="bold"/>
    </style:style>
    <style:style style:name="P22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e82bb" style:font-weight-asian="normal" style:font-weight-complex="normal"/>
    </style:style>
    <style:style style:name="P22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f46ce" style:font-weight-asian="normal" style:font-weight-complex="normal"/>
    </style:style>
    <style:style style:name="P22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f46ce" officeooo:paragraph-rsid="017f46ce" style:font-weight-asian="normal" style:font-weight-complex="normal"/>
    </style:style>
    <style:style style:name="P22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0bdd7" officeooo:paragraph-rsid="0180bdd7" style:font-weight-asian="normal" style:font-weight-complex="normal"/>
    </style:style>
    <style:style style:name="P22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1c8cd" officeooo:paragraph-rsid="0181c8cd" style:font-weight-asian="normal" style:font-weight-complex="normal"/>
    </style:style>
    <style:style style:name="P22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6af36" officeooo:paragraph-rsid="0186af36" style:font-weight-asian="normal" style:font-weight-complex="normal"/>
    </style:style>
    <style:style style:name="P23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8c00b" officeooo:paragraph-rsid="0188c00b" style:font-weight-asian="normal" style:font-weight-complex="normal"/>
    </style:style>
    <style:style style:name="P23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93461" officeooo:paragraph-rsid="01893461" style:font-weight-asian="normal" style:font-weight-complex="normal"/>
    </style:style>
    <style:style style:name="P23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0c4b" officeooo:paragraph-rsid="018c747d" style:font-weight-asian="normal" style:font-weight-complex="normal"/>
    </style:style>
    <style:style style:name="P23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6c77" officeooo:paragraph-rsid="018b6c77" style:font-weight-asian="normal" style:font-weight-complex="normal"/>
    </style:style>
    <style:style style:name="P23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c747d" style:font-weight-asian="normal" style:font-weight-complex="normal"/>
    </style:style>
    <style:style style:name="P23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dcb26" style:font-weight-asian="normal" style:font-weight-complex="normal"/>
    </style:style>
    <style:style style:name="P23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fb63e" style:font-weight-asian="normal" style:font-weight-complex="normal"/>
    </style:style>
    <style:style style:name="P23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09860" officeooo:paragraph-rsid="01909860" style:font-weight-asian="normal" style:font-weight-complex="normal"/>
    </style:style>
    <style:style style:name="P23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249bf" officeooo:paragraph-rsid="019249bf" style:font-weight-asian="normal" style:font-weight-complex="normal"/>
    </style:style>
    <style:style style:name="P23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3958f" officeooo:paragraph-rsid="0193958f" style:font-weight-asian="normal" style:font-weight-complex="normal"/>
    </style:style>
    <style:style style:name="P24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54a7a" officeooo:paragraph-rsid="01954a7a" style:font-weight-asian="normal" style:font-weight-complex="normal"/>
    </style:style>
    <style:style style:name="P24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61458" officeooo:paragraph-rsid="01961458" style:font-weight-asian="normal" style:font-weight-complex="normal"/>
    </style:style>
    <style:style style:name="P24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9ab99" officeooo:paragraph-rsid="0199ab99" style:font-weight-asian="normal" style:font-weight-complex="normal"/>
    </style:style>
    <style:style style:name="P24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b835a" officeooo:paragraph-rsid="019b835a" style:font-weight-asian="normal" style:font-weight-complex="normal"/>
    </style:style>
    <style:style style:name="P24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dcb26" officeooo:paragraph-rsid="018fb63e" style:font-weight-asian="normal" style:font-weight-complex="normal"/>
    </style:style>
    <style:style style:name="P24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fb63e" officeooo:paragraph-rsid="018fb63e" style:font-weight-asian="normal" style:font-weight-complex="normal"/>
    </style:style>
    <style:style style:name="P24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e4ad4" officeooo:paragraph-rsid="019e4ad4" style:font-weight-asian="normal" style:font-weight-complex="normal"/>
    </style:style>
    <style:style style:name="P24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f4ca2" officeooo:paragraph-rsid="019f4ca2" style:font-weight-asian="normal" style:font-weight-complex="normal"/>
    </style:style>
    <style:style style:name="P24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080a" officeooo:paragraph-rsid="01a1080a" style:font-weight-asian="normal" style:font-weight-complex="normal"/>
    </style:style>
    <style:style style:name="P24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6440" officeooo:paragraph-rsid="01a16440" style:font-weight-asian="normal" style:font-weight-complex="normal"/>
    </style:style>
    <style:style style:name="P25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2dbec" officeooo:paragraph-rsid="01a2dbec" style:font-weight-asian="normal" style:font-weight-complex="normal"/>
    </style:style>
    <style:style style:name="P25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3af51" officeooo:paragraph-rsid="01a3af51" style:font-weight-asian="normal" style:font-weight-complex="normal"/>
    </style:style>
    <style:style style:name="P25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25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25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25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15fad" officeooo:paragraph-rsid="01b15fad" style:font-weight-asian="normal" style:font-weight-complex="normal"/>
    </style:style>
    <style:style style:name="P25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65db2" style:font-weight-asian="normal" style:font-weight-complex="normal"/>
    </style:style>
    <style:style style:name="P25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8dccf" style:font-weight-asian="normal" style:font-weight-complex="normal"/>
    </style:style>
    <style:style style:name="P25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b8dccf" style:font-weight-asian="normal" style:font-weight-complex="normal"/>
    </style:style>
    <style:style style:name="P25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92998" officeooo:paragraph-rsid="01b92998" style:font-weight-asian="normal" style:font-weight-complex="normal"/>
    </style:style>
    <style:style style:name="P26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b631e" officeooo:paragraph-rsid="01bb631e" style:font-weight-asian="normal" style:font-weight-complex="normal"/>
    </style:style>
    <style:style style:name="P26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0aa9a" officeooo:paragraph-rsid="01c0aa9a" style:font-weight-asian="normal" style:font-weight-complex="normal"/>
    </style:style>
    <style:style style:name="P262"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9e4ad4" officeooo:paragraph-rsid="019e4ad4" style:font-weight-asian="bold" style:font-weight-complex="bold"/>
    </style:style>
    <style:style style:name="P26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bold" officeooo:rsid="01a16440" officeooo:paragraph-rsid="01a16440" style:font-weight-asian="bold" style:font-weight-complex="bold"/>
    </style:style>
    <style:style style:name="P264"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b8dccf" officeooo:paragraph-rsid="01b8dccf" style:font-weight-asian="bold" style:font-weight-complex="bold"/>
    </style:style>
    <style:style style:name="P265"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c2a17d" officeooo:paragraph-rsid="01c2a17d" style:font-weight-asian="bold" style:font-weight-complex="bold"/>
    </style:style>
    <style:style style:name="P266"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ab-stops>
          <style:tab-stop style:position="4.5138in"/>
        </style:tab-stops>
      </style:paragraph-properties>
      <style:text-properties fo:font-weight="bold" officeooo:rsid="0180bdd7" officeooo:paragraph-rsid="0180bdd7" style:font-weight-asian="bold" style:font-weight-complex="bold"/>
    </style:style>
    <style:style style:name="P267"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268"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269"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78fe0" officeooo:paragraph-rsid="00178fe0" style:font-weight-asian="normal" style:font-weight-complex="normal"/>
    </style:style>
    <style:style style:name="P270"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8ebee" officeooo:paragraph-rsid="01b47c03" style:font-weight-asian="normal" style:font-weight-complex="normal"/>
    </style:style>
    <style:style style:name="P271"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272"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981f" officeooo:paragraph-rsid="002b981f" style:font-weight-asian="normal" style:font-weight-complex="normal"/>
    </style:style>
    <style:style style:name="P273"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fda8" officeooo:paragraph-rsid="002bfda8" style:font-weight-asian="normal" style:font-weight-complex="normal"/>
    </style:style>
    <style:style style:name="P274"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c89ae" officeooo:paragraph-rsid="002c89ae" style:font-weight-asian="normal" style:font-weight-complex="normal"/>
    </style:style>
    <style:style style:name="P275"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276"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277"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75dd5" officeooo:paragraph-rsid="00775dd5" style:font-weight-asian="normal" style:font-weight-complex="normal"/>
    </style:style>
    <style:style style:name="P278"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a5c9e" officeooo:paragraph-rsid="007a5c9e" style:font-weight-asian="normal" style:font-weight-complex="normal"/>
    </style:style>
    <style:style style:name="P279"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0004" officeooo:paragraph-rsid="007d0004" style:font-weight-asian="normal" style:font-weight-complex="normal"/>
    </style:style>
    <style:style style:name="P280"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9c5b" officeooo:paragraph-rsid="007d9c5b" style:font-weight-asian="normal" style:font-weight-complex="normal"/>
    </style:style>
    <style:style style:name="P281"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13a95" officeooo:paragraph-rsid="00813a95" style:font-weight-asian="normal" style:font-weight-complex="normal"/>
    </style:style>
    <style:style style:name="P282"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283"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909e" officeooo:paragraph-rsid="0086909e" style:font-weight-asian="normal" style:font-weight-complex="normal"/>
    </style:style>
    <style:style style:name="P284"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a85d" officeooo:paragraph-rsid="0086a85d" style:font-weight-asian="normal" style:font-weight-complex="normal"/>
    </style:style>
    <style:style style:name="P285"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8819e" officeooo:paragraph-rsid="0088819e" style:font-weight-asian="normal" style:font-weight-complex="normal"/>
    </style:style>
    <style:style style:name="P286"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287" style:family="paragraph" style:parent-style-name="Standard" style:list-style-name="L6">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288" style:family="paragraph" style:parent-style-name="Standard" style:list-style-name="L7">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289"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65339" officeooo:paragraph-rsid="00b65339" style:font-weight-asian="normal" style:font-weight-complex="normal"/>
    </style:style>
    <style:style style:name="P290"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836aa" officeooo:paragraph-rsid="00b836aa" style:font-weight-asian="normal" style:font-weight-complex="normal"/>
    </style:style>
    <style:style style:name="P291"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292"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ace4" officeooo:paragraph-rsid="00bbace4" style:font-weight-asian="normal" style:font-weight-complex="normal"/>
    </style:style>
    <style:style style:name="P293"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e7fc" officeooo:paragraph-rsid="00bbe7fc" style:font-weight-asian="normal" style:font-weight-complex="normal"/>
    </style:style>
    <style:style style:name="P294"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295" style:family="paragraph" style:parent-style-name="Standard" style:list-style-name="L10">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296"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297"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298"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299"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89cc8" officeooo:paragraph-rsid="01189cc8" style:font-weight-asian="normal" style:font-weight-complex="normal"/>
    </style:style>
    <style:style style:name="P300"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a8bd6" officeooo:paragraph-rsid="011a8bd6" style:font-weight-asian="normal" style:font-weight-complex="normal"/>
    </style:style>
    <style:style style:name="P301"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b31ab" officeooo:paragraph-rsid="011b31ab" style:font-weight-asian="normal" style:font-weight-complex="normal"/>
    </style:style>
    <style:style style:name="P302"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ca303" officeooo:paragraph-rsid="011ca303" style:font-weight-asian="normal" style:font-weight-complex="normal"/>
    </style:style>
    <style:style style:name="P303"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304"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05"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e6417" style:font-weight-asian="normal" style:font-weight-complex="normal"/>
    </style:style>
    <style:style style:name="P306"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07"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08"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09"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fa834" officeooo:paragraph-rsid="012fa834" style:font-weight-asian="normal" style:font-weight-complex="normal"/>
    </style:style>
    <style:style style:name="P310"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0d01e" style:font-weight-asian="normal" style:font-weight-complex="normal"/>
    </style:style>
    <style:style style:name="P311"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646d7" style:font-weight-asian="normal" style:font-weight-complex="normal"/>
    </style:style>
    <style:style style:name="P312"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14625" officeooo:paragraph-rsid="013646d7" style:font-weight-asian="normal" style:font-weight-complex="normal"/>
    </style:style>
    <style:style style:name="P313" style:family="paragraph" style:parent-style-name="Standard" style:list-style-name="L18">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314" style:family="paragraph" style:parent-style-name="Standard" style:list-style-name="L19">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315" style:family="paragraph" style:parent-style-name="Standard" style:list-style-name="L20">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316" style:family="paragraph" style:parent-style-name="Standard" style:list-style-name="L1">
      <style:paragraph-properties fo:text-align="justify" style:justify-single-word="false">
        <style:tab-stops>
          <style:tab-stop style:position="4.5138in"/>
        </style:tab-stops>
      </style:paragraph-properties>
      <style:text-properties officeooo:rsid="00140821" officeooo:paragraph-rsid="00140821"/>
    </style:style>
    <style:style style:name="P317" style:family="paragraph" style:parent-style-name="Standard" style:list-style-name="L1">
      <style:paragraph-properties fo:text-align="justify" style:justify-single-word="false">
        <style:tab-stops>
          <style:tab-stop style:position="4.5138in"/>
        </style:tab-stops>
      </style:paragraph-properties>
      <style:text-properties officeooo:rsid="00178fe0" officeooo:paragraph-rsid="00178fe0"/>
    </style:style>
    <style:style style:name="P318"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6d8710" officeooo:paragraph-rsid="006d8710" style:font-weight-asian="bold" style:font-weight-complex="bold"/>
    </style:style>
    <style:style style:name="P319"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320"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bold" officeooo:rsid="008b2064" officeooo:paragraph-rsid="008b2064" style:font-weight-asian="bold" style:font-weight-complex="bold"/>
    </style:style>
    <style:style style:name="P321"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officeooo:rsid="00f6bf04" officeooo:paragraph-rsid="00f6bf04"/>
    </style:style>
    <style:style style:name="P322" style:family="paragraph" style:parent-style-name="Standard" style:list-style-name="L17">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323" style:family="paragraph" style:parent-style-name="Standard" style:list-style-name="L21">
      <loext:graphic-properties draw:fill="none"/>
      <style:paragraph-properties fo:text-align="justify" style:justify-single-word="false" fo:background-color="transparent">
        <style:tab-stops>
          <style:tab-stop style:position="4.5138in"/>
        </style:tab-stops>
      </style:paragraph-properties>
      <style:text-properties officeooo:paragraph-rsid="01ca9f15"/>
    </style:style>
    <style:style style:name="P324" style:family="paragraph" style:parent-style-name="Standard" style:list-style-name="L21">
      <loext:graphic-properties draw:fill="none"/>
      <style:paragraph-properties fo:text-align="justify" style:justify-single-word="false" fo:background-color="transparent">
        <style:tab-stops>
          <style:tab-stop style:position="4.5138in"/>
        </style:tab-stops>
      </style:paragraph-properties>
      <style:text-properties officeooo:rsid="01ca9f15" officeooo:paragraph-rsid="01ca9f15"/>
    </style:style>
    <style:style style:name="P32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a9f15" officeooo:paragraph-rsid="01ca9f15"/>
    </style:style>
    <style:style style:name="P32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ae964" officeooo:paragraph-rsid="01cae964"/>
    </style:style>
    <style:style style:name="P32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328"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329"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33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33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d09d" officeooo:paragraph-rsid="01ccd09d"/>
    </style:style>
    <style:style style:name="P33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17570" officeooo:paragraph-rsid="01c17570" style:font-weight-asian="normal" style:font-weight-complex="normal"/>
    </style:style>
    <style:style style:name="P33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7fe32" officeooo:paragraph-rsid="01c7fe32" style:font-weight-asian="normal" style:font-weight-complex="normal"/>
    </style:style>
    <style:style style:name="P33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5748" officeooo:paragraph-rsid="01c95748" style:font-weight-asian="normal" style:font-weight-complex="normal"/>
    </style:style>
    <style:style style:name="P33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c99ab8" style:font-weight-asian="normal" style:font-weight-complex="normal"/>
    </style:style>
    <style:style style:name="P33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9ab8" officeooo:paragraph-rsid="01c99ab8" style:font-weight-asian="normal" style:font-weight-complex="normal"/>
    </style:style>
    <style:style style:name="P33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T1" style:family="text">
      <style:text-properties officeooo:rsid="000b54c4"/>
    </style:style>
    <style:style style:name="T2" style:family="text">
      <style:text-properties officeooo:rsid="000e242b"/>
    </style:style>
    <style:style style:name="T3" style:family="text">
      <style:text-properties fo:font-weight="bold" style:font-weight-asian="bold" style:font-weight-complex="bold"/>
    </style:style>
    <style:style style:name="T4" style:family="text">
      <style:text-properties fo:font-weight="bold" officeooo:rsid="000e242b" style:font-weight-asian="bold" style:font-weight-complex="bold"/>
    </style:style>
    <style:style style:name="T5" style:family="text">
      <style:text-properties fo:font-weight="bold" officeooo:rsid="004fa7d7" style:font-weight-asian="bold" style:font-weight-complex="bold"/>
    </style:style>
    <style:style style:name="T6" style:family="text">
      <style:text-properties fo:font-weight="bold" officeooo:rsid="0044d45d" style:font-weight-asian="bold" style:font-weight-complex="bold"/>
    </style:style>
    <style:style style:name="T7" style:family="text">
      <style:text-properties fo:font-weight="bold" officeooo:rsid="009de9b4" style:font-weight-asian="bold" style:font-weight-complex="bold"/>
    </style:style>
    <style:style style:name="T8" style:family="text">
      <style:text-properties fo:font-weight="bold" officeooo:rsid="0175b82d" style:font-weight-asian="bold" style:font-weight-complex="bold"/>
    </style:style>
    <style:style style:name="T9" style:family="text">
      <style:text-properties fo:font-weight="bold" officeooo:rsid="0196e36c" style:font-weight-asian="bold" style:font-weight-complex="bold"/>
    </style:style>
    <style:style style:name="T10" style:family="text">
      <style:text-properties officeooo:rsid="000ed7e2"/>
    </style:style>
    <style:style style:name="T11" style:family="text">
      <style:text-properties officeooo:rsid="00126a4d"/>
    </style:style>
    <style:style style:name="T12" style:family="text">
      <style:text-properties fo:font-weight="normal" style:font-weight-asian="normal" style:font-weight-complex="normal"/>
    </style:style>
    <style:style style:name="T13" style:family="text">
      <style:text-properties fo:font-weight="normal" officeooo:rsid="00160597" style:font-weight-asian="normal" style:font-weight-complex="normal"/>
    </style:style>
    <style:style style:name="T14" style:family="text">
      <style:text-properties fo:font-weight="normal" officeooo:rsid="0069b978" style:font-weight-asian="normal" style:font-weight-complex="normal"/>
    </style:style>
    <style:style style:name="T15" style:family="text">
      <style:text-properties fo:font-weight="normal" officeooo:rsid="006c37eb" style:font-weight-asian="normal" style:font-weight-complex="normal"/>
    </style:style>
    <style:style style:name="T16" style:family="text">
      <style:text-properties fo:font-weight="normal" officeooo:rsid="006d8710" style:font-weight-asian="normal" style:font-weight-complex="normal"/>
    </style:style>
    <style:style style:name="T17" style:family="text">
      <style:text-properties fo:font-weight="normal" officeooo:rsid="006e1042" style:font-weight-asian="normal" style:font-weight-complex="normal"/>
    </style:style>
    <style:style style:name="T18" style:family="text">
      <style:text-properties fo:font-weight="normal" officeooo:rsid="006f0649" style:font-weight-asian="normal" style:font-weight-complex="normal"/>
    </style:style>
    <style:style style:name="T19" style:family="text">
      <style:text-properties fo:font-weight="normal" officeooo:rsid="0070fb25" style:font-weight-asian="normal" style:font-weight-complex="normal"/>
    </style:style>
    <style:style style:name="T20" style:family="text">
      <style:text-properties fo:font-weight="normal" officeooo:rsid="0072bb3b" style:font-weight-asian="normal" style:font-weight-complex="normal"/>
    </style:style>
    <style:style style:name="T21" style:family="text">
      <style:text-properties fo:font-weight="normal" officeooo:rsid="00f889ce" style:font-weight-asian="normal" style:font-weight-complex="normal"/>
    </style:style>
    <style:style style:name="T22" style:family="text">
      <style:text-properties fo:font-weight="normal" officeooo:rsid="00f9733d" style:font-weight-asian="normal" style:font-weight-complex="normal"/>
    </style:style>
    <style:style style:name="T23" style:family="text">
      <style:text-properties fo:font-weight="normal" officeooo:rsid="00fa27b2" style:font-weight-asian="normal" style:font-weight-complex="normal"/>
    </style:style>
    <style:style style:name="T24" style:family="text">
      <style:text-properties fo:font-weight="normal" officeooo:rsid="00fd2aef" style:font-weight-asian="normal" style:font-weight-complex="normal"/>
    </style:style>
    <style:style style:name="T25" style:family="text">
      <style:text-properties fo:font-weight="normal" officeooo:rsid="010386a0" style:font-weight-asian="normal" style:font-weight-complex="normal"/>
    </style:style>
    <style:style style:name="T26" style:family="text">
      <style:text-properties fo:font-weight="normal" officeooo:rsid="01054935" style:font-weight-asian="normal" style:font-weight-complex="normal"/>
    </style:style>
    <style:style style:name="T27" style:family="text">
      <style:text-properties fo:font-weight="normal" officeooo:rsid="01061e1d" style:font-weight-asian="normal" style:font-weight-complex="normal"/>
    </style:style>
    <style:style style:name="T28" style:family="text">
      <style:text-properties fo:font-weight="normal" officeooo:rsid="01ca9f15" style:font-weight-asian="normal" style:font-weight-complex="normal"/>
    </style:style>
    <style:style style:name="T29" style:family="text">
      <style:text-properties fo:font-weight="normal" officeooo:rsid="01cc74f2" style:font-weight-asian="normal" style:font-weight-complex="normal"/>
    </style:style>
    <style:style style:name="T30" style:family="text">
      <style:text-properties officeooo:rsid="001c3105"/>
    </style:style>
    <style:style style:name="T31" style:family="text">
      <style:text-properties officeooo:rsid="0025fa2d"/>
    </style:style>
    <style:style style:name="T32" style:family="text">
      <style:text-properties officeooo:rsid="002e1d9f"/>
    </style:style>
    <style:style style:name="T33" style:family="text">
      <style:text-properties officeooo:rsid="002fc8be"/>
    </style:style>
    <style:style style:name="T34" style:family="text">
      <style:text-properties officeooo:rsid="00346d4f"/>
    </style:style>
    <style:style style:name="T35" style:family="text">
      <style:text-properties officeooo:rsid="0036d569"/>
    </style:style>
    <style:style style:name="T36" style:family="text">
      <style:text-properties officeooo:rsid="003ac7e0"/>
    </style:style>
    <style:style style:name="T37" style:family="text">
      <style:text-properties officeooo:rsid="003fb510"/>
    </style:style>
    <style:style style:name="T38" style:family="text">
      <style:text-properties officeooo:rsid="0044d45d"/>
    </style:style>
    <style:style style:name="T39" style:family="text">
      <style:text-properties officeooo:rsid="004c0d3b"/>
    </style:style>
    <style:style style:name="T40" style:family="text">
      <style:text-properties officeooo:rsid="004dd764"/>
    </style:style>
    <style:style style:name="T41" style:family="text">
      <style:text-properties officeooo:rsid="004fa7d7"/>
    </style:style>
    <style:style style:name="T42" style:family="text">
      <style:text-properties officeooo:rsid="0058d5df"/>
    </style:style>
    <style:style style:name="T43" style:family="text">
      <style:text-properties officeooo:rsid="005db31a"/>
    </style:style>
    <style:style style:name="T44" style:family="text">
      <style:text-properties officeooo:rsid="005f1ec0"/>
    </style:style>
    <style:style style:name="T45" style:family="text">
      <style:text-properties officeooo:rsid="006276e0"/>
    </style:style>
    <style:style style:name="T46" style:family="text">
      <style:text-properties officeooo:rsid="0070fb25"/>
    </style:style>
    <style:style style:name="T47" style:family="text">
      <style:text-properties officeooo:rsid="0072bb3b"/>
    </style:style>
    <style:style style:name="T48" style:family="text">
      <style:text-properties officeooo:rsid="00775dd5"/>
    </style:style>
    <style:style style:name="T49" style:family="text">
      <style:text-properties officeooo:rsid="0078c9fe"/>
    </style:style>
    <style:style style:name="T50" style:family="text">
      <style:text-properties officeooo:rsid="007b1eed"/>
    </style:style>
    <style:style style:name="T51" style:family="text">
      <style:text-properties officeooo:rsid="007eb9e6"/>
    </style:style>
    <style:style style:name="T52" style:family="text">
      <style:text-properties officeooo:rsid="008318fa"/>
    </style:style>
    <style:style style:name="T53" style:family="text">
      <style:text-properties officeooo:rsid="0084e610"/>
    </style:style>
    <style:style style:name="T54" style:family="text">
      <style:text-properties officeooo:rsid="0086909e"/>
    </style:style>
    <style:style style:name="T55" style:family="text">
      <style:text-properties officeooo:rsid="008f9236"/>
    </style:style>
    <style:style style:name="T56" style:family="text">
      <style:text-properties officeooo:rsid="00921312"/>
    </style:style>
    <style:style style:name="T57" style:family="text">
      <style:text-properties officeooo:rsid="00959dba"/>
    </style:style>
    <style:style style:name="T58" style:family="text">
      <style:text-properties officeooo:rsid="009a556c"/>
    </style:style>
    <style:style style:name="T59" style:family="text">
      <style:text-properties officeooo:rsid="009de9b4"/>
    </style:style>
    <style:style style:name="T60" style:family="text">
      <style:text-properties officeooo:rsid="00a7e4fb"/>
    </style:style>
    <style:style style:name="T61" style:family="text">
      <style:text-properties officeooo:rsid="00aa5d9d"/>
    </style:style>
    <style:style style:name="T62" style:family="text">
      <style:text-properties officeooo:rsid="00b662a7"/>
    </style:style>
    <style:style style:name="T63" style:family="text">
      <style:text-properties officeooo:rsid="00b948fd"/>
    </style:style>
    <style:style style:name="T64" style:family="text">
      <style:text-properties officeooo:rsid="00bb85bf"/>
    </style:style>
    <style:style style:name="T65" style:family="text">
      <style:text-properties officeooo:rsid="00c1560f"/>
    </style:style>
    <style:style style:name="T66" style:family="text">
      <style:text-properties officeooo:rsid="00cb851e"/>
    </style:style>
    <style:style style:name="T67" style:family="text">
      <style:text-properties officeooo:rsid="00d18e4a"/>
    </style:style>
    <style:style style:name="T68" style:family="text">
      <style:text-properties officeooo:rsid="00d1d4a3"/>
    </style:style>
    <style:style style:name="T69" style:family="text">
      <style:text-properties officeooo:rsid="00d9c7ff"/>
    </style:style>
    <style:style style:name="T70" style:family="text">
      <style:text-properties officeooo:rsid="00db0ec9"/>
    </style:style>
    <style:style style:name="T71" style:family="text">
      <style:text-properties officeooo:rsid="00e2b8f5"/>
    </style:style>
    <style:style style:name="T72" style:family="text">
      <style:text-properties officeooo:rsid="00e321a9"/>
    </style:style>
    <style:style style:name="T73" style:family="text">
      <style:text-properties officeooo:rsid="00e33d94"/>
    </style:style>
    <style:style style:name="T74" style:family="text">
      <style:text-properties officeooo:rsid="00ed87fb"/>
    </style:style>
    <style:style style:name="T75" style:family="text">
      <style:text-properties officeooo:rsid="00f0d79f"/>
    </style:style>
    <style:style style:name="T76" style:family="text">
      <style:text-properties officeooo:rsid="00f29701"/>
    </style:style>
    <style:style style:name="T77" style:family="text">
      <style:text-properties officeooo:rsid="01090daa"/>
    </style:style>
    <style:style style:name="T78" style:family="text">
      <style:text-properties officeooo:rsid="0109d1e9"/>
    </style:style>
    <style:style style:name="T79" style:family="text">
      <style:text-properties officeooo:rsid="010b6cc2"/>
    </style:style>
    <style:style style:name="T80" style:family="text">
      <style:text-properties officeooo:rsid="010ee5f0"/>
    </style:style>
    <style:style style:name="T81" style:family="text">
      <style:text-properties officeooo:rsid="010fca3c"/>
    </style:style>
    <style:style style:name="T82" style:family="text">
      <style:text-properties officeooo:rsid="0117bcda"/>
    </style:style>
    <style:style style:name="T83" style:family="text">
      <style:text-properties officeooo:rsid="011ca303"/>
    </style:style>
    <style:style style:name="T84" style:family="text">
      <style:text-properties officeooo:rsid="011df235"/>
    </style:style>
    <style:style style:name="T85" style:family="text">
      <style:text-properties officeooo:rsid="012a287a"/>
    </style:style>
    <style:style style:name="T86" style:family="text">
      <style:text-properties officeooo:rsid="012def5d"/>
    </style:style>
    <style:style style:name="T87" style:family="text">
      <style:text-properties officeooo:rsid="012fa834"/>
    </style:style>
    <style:style style:name="T88" style:family="text">
      <style:text-properties officeooo:rsid="0135b7a8"/>
    </style:style>
    <style:style style:name="T89" style:family="text">
      <style:text-properties officeooo:rsid="0138bc3b"/>
    </style:style>
    <style:style style:name="T90" style:family="text">
      <style:text-properties officeooo:rsid="0140085b"/>
    </style:style>
    <style:style style:name="T91" style:family="text">
      <style:text-properties officeooo:rsid="01430544"/>
    </style:style>
    <style:style style:name="T92" style:family="text">
      <style:text-properties officeooo:rsid="0146eb8a"/>
    </style:style>
    <style:style style:name="T93" style:family="text">
      <style:text-properties officeooo:rsid="01489874"/>
    </style:style>
    <style:style style:name="T94" style:family="text">
      <style:text-properties officeooo:rsid="0149fd1e"/>
    </style:style>
    <style:style style:name="T95" style:family="text">
      <style:text-properties officeooo:rsid="014e8879"/>
    </style:style>
    <style:style style:name="T96" style:family="text">
      <style:text-properties officeooo:rsid="01599dae"/>
    </style:style>
    <style:style style:name="T97" style:family="text">
      <style:text-properties officeooo:rsid="015cfb3f"/>
    </style:style>
    <style:style style:name="T98" style:family="text">
      <style:text-properties officeooo:rsid="015eb824"/>
    </style:style>
    <style:style style:name="T99" style:family="text">
      <style:text-properties officeooo:rsid="01661071"/>
    </style:style>
    <style:style style:name="T100" style:family="text">
      <style:text-properties officeooo:rsid="016733dc"/>
    </style:style>
    <style:style style:name="T101" style:family="text">
      <style:text-properties officeooo:rsid="016b28a5"/>
    </style:style>
    <style:style style:name="T102" style:family="text">
      <style:text-properties officeooo:rsid="01700fea"/>
    </style:style>
    <style:style style:name="T103" style:family="text">
      <style:text-properties officeooo:rsid="01712a45"/>
    </style:style>
    <style:style style:name="T104" style:family="text">
      <style:text-properties officeooo:rsid="0171dbbf"/>
    </style:style>
    <style:style style:name="T105" style:family="text">
      <style:text-properties officeooo:rsid="017497d6"/>
    </style:style>
    <style:style style:name="T106" style:family="text">
      <style:text-properties officeooo:rsid="0175b82d"/>
    </style:style>
    <style:style style:name="T107" style:family="text">
      <style:text-properties officeooo:rsid="0179f11b"/>
    </style:style>
    <style:style style:name="T108" style:family="text">
      <style:text-properties officeooo:rsid="017b384d"/>
    </style:style>
    <style:style style:name="T109" style:family="text">
      <style:text-properties officeooo:rsid="017e82bb"/>
    </style:style>
    <style:style style:name="T110" style:family="text">
      <style:text-properties officeooo:rsid="017f7a4e"/>
    </style:style>
    <style:style style:name="T111" style:family="text">
      <style:text-properties officeooo:rsid="0180bdd7"/>
    </style:style>
    <style:style style:name="T112" style:family="text">
      <style:text-properties officeooo:rsid="01889777"/>
    </style:style>
    <style:style style:name="T113" style:family="text">
      <style:text-properties officeooo:rsid="01893461"/>
    </style:style>
    <style:style style:name="T114" style:family="text">
      <style:text-properties officeooo:rsid="018b6c77"/>
    </style:style>
    <style:style style:name="T115" style:family="text">
      <style:text-properties officeooo:rsid="018c747d"/>
    </style:style>
    <style:style style:name="T116" style:family="text">
      <style:text-properties officeooo:rsid="0190d438"/>
    </style:style>
    <style:style style:name="T117" style:family="text">
      <style:text-properties officeooo:rsid="019249bf"/>
    </style:style>
    <style:style style:name="T118" style:family="text">
      <style:text-properties style:text-position="super 58%"/>
    </style:style>
    <style:style style:name="T119" style:family="text">
      <style:text-properties officeooo:rsid="0193958f"/>
    </style:style>
    <style:style style:name="T120" style:family="text">
      <style:text-properties officeooo:rsid="01954a7a"/>
    </style:style>
    <style:style style:name="T121" style:family="text">
      <style:text-properties officeooo:rsid="01961458"/>
    </style:style>
    <style:style style:name="T122" style:family="text">
      <style:text-properties officeooo:rsid="0196e36c"/>
    </style:style>
    <style:style style:name="T123" style:family="text">
      <style:text-properties officeooo:rsid="019cc0e1"/>
    </style:style>
    <style:style style:name="T124" style:family="text">
      <style:text-properties officeooo:rsid="019f4ca2"/>
    </style:style>
    <style:style style:name="T125" style:family="text">
      <style:text-properties officeooo:rsid="01a19ca5"/>
    </style:style>
    <style:style style:name="T126" style:family="text">
      <style:text-properties officeooo:rsid="01a3af51"/>
    </style:style>
    <style:style style:name="T127" style:family="text">
      <style:text-properties officeooo:rsid="01b8dccf"/>
    </style:style>
    <style:style style:name="T128" style:family="text">
      <style:text-properties officeooo:rsid="01b92998"/>
    </style:style>
    <style:style style:name="T129" style:family="text">
      <style:text-properties officeooo:rsid="01ba7e6b"/>
    </style:style>
    <style:style style:name="T130" style:family="text">
      <style:text-properties officeooo:rsid="01bb631e"/>
    </style:style>
    <style:style style:name="T131" style:family="text">
      <style:text-properties officeooo:rsid="01bd5753"/>
    </style:style>
    <style:style style:name="T132" style:family="text">
      <style:text-properties officeooo:rsid="01c17570"/>
    </style:style>
    <style:style style:name="T133" style:family="text">
      <style:text-properties officeooo:rsid="01c4ef2e"/>
    </style:style>
    <style:style style:name="T134" style:family="text">
      <style:text-properties officeooo:rsid="01c61f83"/>
    </style:style>
    <style:style style:name="T135" style:family="text">
      <style:text-properties officeooo:rsid="01c99ab8"/>
    </style:style>
    <style:style style:name="T136" style:family="text">
      <style:text-properties officeooo:rsid="01ccd0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Архитектура АСОИУ</text:p>
      <text:p text:style-name="P20">Экзамен в конце третьего семестра.</text:p>
      <text:p text:style-name="P20">В конце второго семестра зачет</text:p>
      <text:p text:style-name="P20"/>
      <text:p text:style-name="P20">3 — 4 домашних работы, по каждой работе отчет <text:span text:style-name="T1">+ контрольные вопросы, требующие письменные ответы</text:span></text:p>
      <text:p text:style-name="P20"/>
      <text:p text:style-name="P21">Работа над контрольными вопросами преследует практическую цель получить автомат на экзамене.</text:p>
      <text:p text:style-name="P21"/>
      <text:p text:style-name="P22">Всего к концу третьего семестра порядка 60 вопросов, для успешной сдачи достаточно ответить на 50% + 1 <text:span text:style-name="T2">(но все зависит от качества и темпа работы)</text:span><text:span text:style-name="T4"> Обязательно без грамматических ошибок</text:span></text:p>
      <text:p text:style-name="P23"/>
      <text:p text:style-name="P23">Каждый получит тему курсовой работы. Вначале б<text:span text:style-name="T10">у</text:span>дет нео<text:span text:style-name="T10">б</text:span>ходимо разработать литерат, а в следующем семестре пояснительную записку</text:p>
      <text:p text:style-name="P23"/>
      <text:p text:style-name="P24">В реферате нужно кратко изложить суть <text:span text:style-name="T11">двух трех вопросов, которые не касаются темы курсовой работы</text:span>. <text:span text:style-name="T11">Первый абзац: реферат посвященн теме со ссылкой на первоисточник. </text:span></text:p>
      <text:p text:style-name="P24"/>
      <text:p text:style-name="P24"/>
      <text:p text:style-name="P24"/>
      <text:p text:style-name="P24"/>
      <text:p text:style-name="P24"/>
      <text:p text:style-name="P24"/>
      <text:p text:style-name="P24"/>
      <text:p text:style-name="P24"/>
      <text:p text:style-name="P27"/>
      <text:p text:style-name="P24"/>
      <text:p text:style-name="P3">Лекция 1</text:p>
      <text:p text:style-name="P25"><text:s/></text:p>
      <text:p text:style-name="P26">Темы семестра:</text:p>
      <text:list xml:id="list1428157963127621303" text:style-name="L1">
        <text:list-item>
          <text:p text:style-name="P268">Этимологический анализ архитектуры АСОИУ</text:p>
        </text:list-item>
        <text:list-item>
          <text:p text:style-name="P316"><text:span text:style-name="T12">Примеры архитектур автоматизированных систем обработки информации и управления (ГАС «Контур», </text:span><text:span text:style-name="T13">ГАС «Выборы», ГАС «ГРМ»)</text:span></text:p>
        </text:list-item>
        <text:list-item>
          <text:p text:style-name="P317"><text:span text:style-name="T13">Т</text:span><text:span text:style-name="T12">енденции автоматизации</text:span></text:p>
        </text:list-item>
        <text:list-item>
          <text:p text:style-name="P269">Базовая функционально — структурная модель архитектуры АСОИУ</text:p>
        </text:list-item>
        <text:list-item>
          <text:p text:style-name="P270">Базовая модель поведения пользователя в архитектуре АСОИУ</text:p>
        </text:list-item>
      </text:list>
      <text:p text:style-name="P22"/>
      <text:p text:style-name="P22"/>
      <text:p text:style-name="P22"/>
      <text:p text:style-name="P22"/>
      <text:p text:style-name="P2">Архитектура автоматизированных систем обработки информации и управления</text:p>
      <text:p text:style-name="P2"/>
      <text:p text:style-name="P28">Существуют эзотерические и экзотерические знания.</text:p>
      <text:p text:style-name="P28">Эзотерические — доступные посвященным, избранным, профессионалам.</text:p>
      <text:p text:style-name="P28">Экзотерические знания — общедоступные знания.</text:p>
      <text:p text:style-name="P28"/>
      <text:p text:style-name="P28">Система — главный термин этого термина — <text:span text:style-name="T30">выделенное из окружающей действительности целое, направленное на достижение определенной цели (целей) и состоящее из закономерно расположенных и взаимосвязанных в пространстве и взаимодействующих во времени </text:span><text:soft-page-break/><text:span text:style-name="T30">составных элементов, обеспечивающих целому системное свойство, которым не обладает ни один из элементов по отдельности.</text:span></text:p>
      <text:p text:style-name="P28"/>
      <text:p text:style-name="P29">Действительность — все то, что доступно разуму человека и воздействует или может воздействовать на его органы чувств.</text:p>
      <text:p text:style-name="P29"/>
      <text:p text:style-name="P30">Разум — способность человека понимать свое место и предназначение, а также все то, что происходит с ним и вокруг него в окружающей действительности.</text:p>
      <text:p text:style-name="P30"/>
      <text:p text:style-name="P31">Цель — это будущий результат </text:p>
      <text:p text:style-name="P31"/>
      <text:p text:style-name="P32">Элемент — составная част<text:span text:style-name="T31">ь </text:span>системы, которая <text:span text:style-name="T31">подразумевается</text:span> или рассматривается как единое целое</text:p>
      <text:p text:style-name="P32"/>
      <text:p text:style-name="P33">Свойство — индикатор или признак отличающий одно от другого.</text:p>
      <text:p text:style-name="P33"/>
      <text:p text:style-name="P33"/>
      <text:p text:style-name="P34">Из данного определения вытекают следующие свойства:</text:p>
      <text:list xml:id="list1273282466007432839" text:style-name="L2">
        <text:list-item>
          <text:p text:style-name="P271">Любая система персонифицирована (имеет автора в лице конкретного человека либо коллектива)</text:p>
        </text:list-item>
        <text:list-item>
          <text:p text:style-name="P271">Система целесообразна (перед любой системой стоит цель или множество целей)</text:p>
        </text:list-item>
        <text:list-item>
          <text:p text:style-name="P271">Любая система имеет четкие границы</text:p>
        </text:list-item>
        <text:list-item>
          <text:p text:style-name="P272">Система, поскольку ее составные части закономерно расположенны в пространстве, имеет статичную структуру.</text:p>
        </text:list-item>
        <text:list-item>
          <text:p text:style-name="P273">Составные элементы, из которых состоит система, постоянно взаимодействуют, следовательно система динамична.</text:p>
        </text:list-item>
        <text:list-item>
          <text:p text:style-name="P274">Система является составной частью действительности из которой она выделена <text:span text:style-name="T32">(составные части системы, как физические тела взаимодействуют)</text:span></text:p>
        </text:list-item>
        <text:list-item>
          <text:p text:style-name="P275">Часть действительности, которая воздействует на систему называется окружающей средой</text:p>
        </text:list-item>
        <text:list-item>
          <text:p text:style-name="P275">В свою очередь система воздействует на окружающую среду</text:p>
        </text:list-item>
        <text:list-item>
          <text:p text:style-name="P275">Интенсивность воздействия окружающей среды на систему обратно пропорционально <text:s/>расстоянию</text:p>
        </text:list-item>
      </text:list>
      <text:p text:style-name="P35"/>
      <text:p text:style-name="P165">рисунок 1</text:p>
      <text:p text:style-name="P35"/>
      <text:p text:style-name="P36">Распространенным является понятие объект</text:p>
      <text:p text:style-name="P36">Объект — система, которая контекстно (т. е. При рассмотрении того или иного объекта) считается неделимым целым.</text:p>
      <text:p text:style-name="P36">Имеет место два случая: когда детализация объекта неважна, или когда внутреннее устройство системы нам не известна.</text:p>
      <text:p text:style-name="P36"/>
      <text:p text:style-name="P37">Объект, внутреннее устройство которого не известно, называется черным ящиком </text:p>
      <text:p text:style-name="P166">рисунок 2</text:p>
      <text:p text:style-name="P37"/>
      <text:p text:style-name="P37">Представление черного ящика является моделью окружающей действительности.</text:p>
      <text:p text:style-name="P37"/>
      <text:p text:style-name="P37"><text:span text:style-name="T3">Модель</text:span> — приближенное описание части действительности, учитывающее наиболее существенные ее свойства, с помощью пригодных для этого выразительных средств <text:span text:style-name="T33">(вербальных, формальных, физических и их возможных комбинаций)</text:span>.</text:p>
      <text:p text:style-name="P37"/>
      <text:p text:style-name="P37"/>
      <text:p text:style-name="P4"><text:soft-page-break/>Лекция 2</text:p>
      <text:p text:style-name="P185">Вербальные выразительные свойства — язык двух модальностей: речь и текст. </text:p>
      <text:p text:style-name="P187">Значительно многообразнее формальные выразительные средства. К ним относятся схемы, графики, картины, <text:span text:style-name="T34">звук, цвет, свет, математический язык в виде формул, уравнений и других абстрактных конструкций, как точка, множество, пространство и тд, языки программирования, аудио, видео, мультимедиа.</text:span></text:p>
      <text:p text:style-name="P188">Физические выразительные средства — упрощенные и уменьшенные копии реальных объектов, <text:span text:style-name="T35">соответствующие критериям подобия, которое гарантирует идентичность процессов в уменьшенной копии и реальном объекте. </text:span></text:p>
      <text:p text:style-name="P188"/>
      <text:p text:style-name="P188"/>
      <text:p text:style-name="P189">Критерий подобия — критерий Рейндолье.</text:p>
      <text:p text:style-name="P189"/>
      <text:p text:style-name="P190">Классы моделей: вербальные (естественным языком), изобразительные (в виде схем, графиков, рисунков), живописные модели ( в виде художественных полотен и картин), математические модели (также называют аналитические), программные модели, <text:span text:style-name="T36">физические (также известны как моторные) модели, видео модели, аудио модели, мультимедийные модели.</text:span></text:p>
      <text:p text:style-name="P190"/>
      <text:p text:style-name="P191"><text:span text:style-name="T3">Моделирование</text:span> — разработка и применение моделей для изучени<text:span text:style-name="T37">я и</text:span> понимания окружающей <text:span text:style-name="T37">действительности.</text:span></text:p>
      <text:p text:style-name="P191"/>
      <text:p text:style-name="P192"><text:span text:style-name="T3">Реальная действительность</text:span> — все то, что действует на органы чувств человека.</text:p>
      <text:p text:style-name="P193"><text:span text:style-name="T3">Виртуальная действительность</text:span> — все то, что искусственно создано и дополняет окружение человека.</text:p>
      <text:p text:style-name="P193"/>
      <text:p text:style-name="P203">Системы бывают разные</text:p>
      <text:p text:style-name="P193"><text:span text:style-name="T38">по способности к целеполаганию: </text:span><text:span text:style-name="T6">целенаправленные системы</text:span><text:span text:style-name="T38"> (системы предназначенные для целей, которые заданны из вне, заранее сформулированы), </text:span><text:span text:style-name="T6">целеустремленные системы</text:span><text:span text:style-name="T38"> (система, способная достигать сформулированных самостоятельно целей), </text:span><text:span text:style-name="T6">человеко — машинные системы</text:span><text:span text:style-name="T38"> (система, состоящая из двух частей: человека или коллектива людей и машинной части, и характеризующейся диспропорцией способностей частей к целеполаганию, человеко-машинная система ), </text:span><text:span text:style-name="T6">самоорганизующаяся система</text:span><text:span text:style-name="T38"> (динамическая и диссипативная система, которая, находясь в состоянии хаоса, способна самопроизвольно принять непредсказуемое состояние устойчивого порядка, единственный класс систем, которым, не применимо понятие цель). </text:span></text:p>
      <text:p text:style-name="P193"/>
      <text:p text:style-name="P194">Помимо всего система может быть автоматизированна.</text:p>
      <text:p text:style-name="P194"><text:span text:style-name="T3">Автоматизация</text:span> — это разработка средств вычислительной техники <text:span text:style-name="T39">и внедрение его в трудовую деятельность человека для усиления его интеллекта.</text:span></text:p>
      <text:p text:style-name="P195"><text:span text:style-name="T3">Интеллект</text:span> — <text:span text:style-name="T40">величина, характеризующая количественную способность разума.</text:span></text:p>
      <text:p text:style-name="P195"/>
      <text:p text:style-name="P196"><text:span text:style-name="T3">Автоматизированная система</text:span> — состоящая из человека или коллектива людей и средств вычислительной техники, организованных соответствующим образом. Необходимо иметь в виду, что автоматизация является частным случаем механизации. </text:p>
      <text:p text:style-name="P196"><text:span text:style-name="T5">Механизация</text:span><text:span text:style-name="T41"> — это <text:s/>разработка механических устройств (механизмов и машин) и внедрение их в трудовую деятельность человека с целью увеличения его мышечной энергии, повышения производительности труда и уменьшения вредных нагрузок на организм различной физической природы (физических, тепловых, энергетических, психических)</text:span></text:p>
      <text:p text:style-name="P196"/>
      <text:p text:style-name="P197"><text:span text:style-name="T3">Автомат</text:span> — это упорядоченное множество устройств, реализующее трудовые действия взамен человека, но под его контролем.</text:p>
      <text:p text:style-name="P222"><text:soft-page-break/><text:span text:style-name="T3">Автоматическая система</text:span> — это система состоящая из автоматов и функционирующая самостоятельно, но под контролем человека. </text:p>
      <text:p text:style-name="P198"/>
      <text:p text:style-name="P199"><text:span text:style-name="T3">Структурная схема</text:span> — упорядоченное множество <text:span text:style-name="T42">конструктивный</text:span> элементов и физических связей между ними.</text:p>
      <text:p text:style-name="P200"><text:span text:style-name="T3">Функциональные схемы</text:span> — упорядоченные множества реализуемых в системе функций и их логических связей.</text:p>
      <text:p text:style-name="P200"/>
      <text:p text:style-name="P201">Структурные и функциональные связи представляются в виде прямоугольников, соедин<text:span text:style-name="T45">енн</text:span>ых горизонтальными или вертикальными тонкими линиями, стрелками <text:span text:style-name="T43">(</text:span>однонаправленными или двунаправленными). <text:span text:style-name="T44">В прямоугольники вписываются названия либо конструктивного элемента, либо названия функции. При этом правила требуют, чтобы конструктивный (физический) элемент назывался именем существительным либо словосочетанием на основе существительного, а для названия функции должен использоваться глагол или глагольное словосочетание. Однако на реальных схемах это правило часто не выполняется, однако когда ситуация оказывается принципиальной, его нужно иметь ввиду. </text:span></text:p>
      <text:p text:style-name="P201"/>
      <text:p text:style-name="P202"><text:span text:style-name="T3">Управление</text:span> — перевод объекта их текущего состояния в требуемое.</text:p>
      <text:p text:style-name="P202"/>
      <text:p text:style-name="P215">Система управления<text:span text:style-name="T12"> — замкнутая система, состоящая из объекта управления и кон</text:span><text:span text:style-name="T14">тур</text:span><text:span text:style-name="T12">а обратной связи.</text:span></text:p>
      <text:p text:style-name="P204"><text:s/></text:p>
      <text:p text:style-name="P205"/>
      <text:p text:style-name="P205"/>
      <text:p text:style-name="P215"/>
      <text:p text:style-name="P221"><text:span text:style-name="T14">р</text:span><text:span text:style-name="T12">исунок 3</text:span></text:p>
      <text:p text:style-name="P205"/>
      <text:p text:style-name="P205"/>
      <text:p text:style-name="P205"/>
      <text:p text:style-name="P205"/>
      <text:p text:style-name="P215"/>
      <text:p text:style-name="P205"/>
      <text:p text:style-name="P205"/>
      <text:p text:style-name="P206">Различается два контура обратной связи: положительный и отрицательный, если при управлении входной контур изменяется в одном управлении — тот этот контур положительный.</text:p>
      <text:p text:style-name="P206">Если при управлении входной вектор меняется в обоих направлениях — тот этот контур отрицательный.</text:p>
      <text:p text:style-name="P206"/>
      <text:p text:style-name="P216"><text:span text:style-name="T12">Контур обратной связи мо</text:span><text:span text:style-name="T16">ж</text:span><text:span text:style-name="T12">ет быть реализован по-разному, </text:span><text:span text:style-name="T15">важен способ реализации контура обратной связи:</text:span></text:p>
      <text:list xml:id="list1384149054421290986" text:style-name="L3">
        <text:list-item>
          <text:p text:style-name="P318"><text:span text:style-name="T12">С</text:span><text:span text:style-name="T15"> </text:span><text:span text:style-name="T12">помощью автоматов — система автоматического управления (</text:span><text:span text:style-name="T46">САУ</text:span><text:span text:style-name="T12">), означающая что управление осуществляется системой самостоятельно без участия человека, но под его контролем</text:span></text:p>
        </text:list-item>
        <text:list-item>
          <text:p text:style-name="P318"><text:span text:style-name="T12">С помощью человека или коллектива людей — </text:span><text:span text:style-name="T17">включая и те случаи, когда человек или коллектив использует измерительну</text:span><text:span text:style-name="T18">ю</text:span><text:span text:style-name="T17"> аппаратуру, вычислительные устройства, </text:span><text:span text:style-name="T18">но управляющ</text:span><text:span text:style-name="T19">ее решение человек или коллектив принимает самостоятельно. В этом случае мы имеем дело с ручной системой управления (</text:span><text:span text:style-name="T47">РСУ</text:span><text:span text:style-name="T19">)</text:span></text:p>
        </text:list-item>
        <text:list-item>
          <text:p text:style-name="P319"><text:span text:style-name="T12">В контур обратной связи, реализуемой автоматом, включен человек или коллектив. В этом случае имеет место автоматическая система управления (</text:span>АСУ<text:span text:style-name="T12">)</text:span></text:p>
        </text:list-item>
      </text:list>
      <text:p text:style-name="P207"/>
      <text:p text:style-name="P217"><text:soft-page-break/><text:span text:style-name="T12">Системы автоматического управления используются в тех случаях, когда объект управления хорошо структурирован</text:span><text:span text:style-name="T20"> (досконально изучен и для него построена адекватная (описывающая неточно, но достаточно приближенно) математическая или физическая модель) Это любой летательный аппарат, который на отдельных интервалах своей траектории может работать автоматически от начала до конца.</text:span></text:p>
      <text:p text:style-name="P208"/>
      <text:p text:style-name="P208"/>
      <text:p text:style-name="P208"/>
      <text:p text:style-name="P208"/>
      <text:p text:style-name="P218"><text:span text:style-name="T20">М</text:span><text:span text:style-name="T12">ожет ли быть система управления разомкнутой</text:span></text:p>
      <text:p text:style-name="P209"/>
      <text:p text:style-name="P209"/>
      <text:p text:style-name="P219">Лекция 4</text:p>
      <text:p text:style-name="P210">Социально-технологические объекты — большинство промышленных предприятий.</text:p>
      <text:p text:style-name="P210">Социально-организационные объекты — мин<text:span text:style-name="T53">и</text:span>стерства, ведомства, и другие организации.</text:p>
      <text:p text:style-name="P211">Рис 4</text:p>
      <text:p text:style-name="P211"/>
      <text:p text:style-name="P210">Обладают рядом особенностей:</text:p>
      <text:list xml:id="list8729673012053945173" text:style-name="L4">
        <text:list-item>
          <text:p text:style-name="P276">Значительный удельный вес человеческого фактора (включенные в систему люди наделены конкретными функциями, для реализации которых они выполняют в большей своей части повседневную рутинную работу, <text:span text:style-name="T48">решая одни и те же задачи для разных исходных данных)</text:span></text:p>
        </text:list-item>
        <text:list-item>
          <text:p text:style-name="P277">Значительные информационные потоки, которые формируют многочисленные сообщения, причем не автоматические, а специально выделенными для этого специалистами, т. е. Со значительной долей ручного труда, <text:span text:style-name="T49">при этом специалисты могут использовать соответствующие устройства и вычислительную технику.</text:span></text:p>
        </text:list-item>
        <text:list-item>
          <text:p text:style-name="P278">Управляющее воздействие не вычисляется, а принимаются и вырабатываются управленческие решения, в том числе и на коллегиальной основе с использованием специальным образом структурированной разнообразной информации, <text:span text:style-name="T50">в том числе и мультимедийной, в реальном режиме времени.</text:span></text:p>
        </text:list-item>
        <text:list-item>
          <text:p text:style-name="P279">Принятые управленческие решения реализуются не автоматически, а человеком, т. е. Первым лицом на объекте управления и его аппаратом</text:p>
        </text:list-item>
        <text:list-item>
          <text:p text:style-name="P280">Возникает <text:span text:style-name="T51">аддитивная</text:span> необходимость создавать и поддерживать с последующим совершенствованием <text:span text:style-name="T51">привлекательный</text:span> имидж объекта <text:span text:style-name="T51">на основе специально подобранной деловой и рекламной информации и удовлетворять информационные потребности сторонних потребителей.</text:span></text:p>
        </text:list-item>
        <text:list-item>
          <text:p text:style-name="P281">Способность удовлетворять информационные потребности населения в широком смысле этого слова, <text:span text:style-name="T52">исключая непосредственный контакт с чиновниками.</text:span></text:p>
        </text:list-item>
      </text:list>
      <text:p text:style-name="P38">Перечисленные особенности характерны системам двух выделенных видов.</text:p>
      <text:p text:style-name="P38"/>
      <text:p text:style-name="P38"/>
      <text:p text:style-name="P39"><text:span text:style-name="T3">Классы пользователей </text:span>автоматизированных систем </text:p>
      <text:list xml:id="list670994315078500899" text:style-name="L5">
        <text:list-item>
          <text:p text:style-name="P282"><text:span text:style-name="T3">Лица принимающие решения (ЛПР)</text:span> — первое лицо в организации или на предприятии, директор, генеральный д<text:span text:style-name="T54">ирр</text:span>ектор</text:p>
        </text:list-item>
        <text:list-item>
          <text:p text:style-name="P282"><text:span text:style-name="T3">Лица готовящие решение (ЛГР)</text:span> — аппарат первого лица</text:p>
        </text:list-item>
        <text:list-item>
          <text:p text:style-name="P283"><text:span text:style-name="T3">Коллегия (КЛГ)</text:span> — в научно исследовательском институте — научно исследовательский совет. </text:p>
        </text:list-item>
        <text:list-item>
          <text:p text:style-name="P284"><text:span text:style-name="T3">Лица реализующие сценарий (ЛРС)</text:span> </text:p>
        </text:list-item>
        <text:list-item>
          <text:p text:style-name="P284"><text:span text:style-name="T3">Лица выполняющие работу</text:span> — многочисленные специалисты, выполняющие повседневную работу.</text:p>
        </text:list-item>
        <text:list-item>
          <text:p text:style-name="P285"><text:span text:style-name="T3">Лица исполняющие решение (ЛИР)</text:span> — принятое решение необходимо реализовать</text:p>
        </text:list-item>
        <text:list-item>
          <text:p text:style-name="P320"><text:soft-page-break/>Лица готовящие информацию (ЛГИ)</text:p>
        </text:list-item>
        <text:list-item>
          <text:p text:style-name="P286"><text:span text:style-name="T3">Лица, пользующиеся информацией ЛПИ</text:span> -сторонние пользователи, желающие удовлетворить свои информационные потребности</text:p>
        </text:list-item>
        <text:list-item>
          <text:p text:style-name="P286"><text:span text:style-name="T3">Лица, обеспечивающие функционирование системы</text:span>, к этому классу относятся пользователи, для которых автоматизированная информационная система является предметом труда.</text:p>
        </text:list-item>
      </text:list>
      <text:p text:style-name="P40">Перечисленные классы — это пользователи, для которых АСОИУ является орудием труда, в том смысле, что они <text:span text:style-name="T56">используют</text:span> эту систему для получения информации, необходимой для осуществления действий в своей профессиональной <text:span text:style-name="T56">деятельности.</text:span> </text:p>
      <text:p text:style-name="P40"/>
      <text:p text:style-name="P40">АИС <text:s/>(Автоматизированная исполнительная система) нуждается в обслуживании</text:p>
      <text:p text:style-name="P40"/>
      <text:p text:style-name="P41">Других классов пользователей по большому счету не существует, все пользователи вписываются в <text:s/>существующие.</text:p>
      <text:p text:style-name="P41"/>
      <text:p text:style-name="P41"/>
      <text:p text:style-name="P41"/>
      <text:p text:style-name="P42">Понятие автоматизированная система обработки информации и управления — <text:span text:style-name="T55">это система управления,в контур обратной связи которой включена автоматизированная информационная система.</text:span></text:p>
      <text:p text:style-name="P42"/>
      <text:p text:style-name="P43">Рис 5 <text:span text:style-name="T57">(Графическая модель АСОИУ)</text:span></text:p>
      <text:p text:style-name="P43"/>
      <text:p text:style-name="P43"/>
      <text:p text:style-name="P45">Определение слова «Архитектура»</text:p>
      <text:p text:style-name="P44">В далекой древности, вся техника называлась - «техник», если замечали что-то наиболее красивое, то называли это «Архитектоник» - совершенное, целесообразное, изящное. Человека который творил что-то изящное, назвали «архитектор». <text:span text:style-name="T58">Для древних греков, архитектура — конечный результат творчества. Исходя из этих соображений:</text:span></text:p>
      <text:p text:style-name="P44"/>
      <text:p text:style-name="P46"><text:span text:style-name="T3">Архитектура</text:span> — результат творческого процесса, характеризующийся полезностью и эстетичностью.</text:p>
      <text:p text:style-name="P46"/>
      <text:p text:style-name="P47">Конечно нужно понимать, что архитектура — сложное понятие, поэтому существует множество определений, характеризующих это понятие. Важным является то, что архитектура является составной частью того или иного словосочетания.</text:p>
      <text:p text:style-name="P47"/>
      <text:p text:style-name="P48"><text:span text:style-name="T3">Архитектура объект</text:span><text:span text:style-name="T7">а</text:span> — <text:span text:style-name="T59">это внешний вид или облик объекта без учета его внутреннего устройства или внутреннего строения, как совокупность реальных и чувственных признаков, устанавливающих или определяющих отношение между человеком и объектом. Отношения могут быть положительными или отрицательными, рациональными или нерациональными, враждебными или дружественными.</text:span></text:p>
      <text:p text:style-name="P43"/>
      <text:p text:style-name="P50">Определение понятия Архитектура АСОИУ</text:p>
      <text:p text:style-name="P49"><text:span text:style-name="T3">Архитектура АСОИУ</text:span> — это внешний облик или вид системы, представляемый в виде схем, графиков, таблиц, описаний и тд, без учета внутреннего строения (устройства) системы.</text:p>
      <text:p text:style-name="P49"/>
      <text:p text:style-name="P51">Важным является то, что в этом определении отсутствует чувственный аспект, тархитектура рассматриваемая с точки зрения созерцания.</text:p>
      <text:p text:style-name="P51"/>
      <text:p text:style-name="P51"/>
      <text:p text:style-name="P51"/>
      <text:p text:style-name="P5"><text:soft-page-break/>Лекция 5</text:p>
      <text:p text:style-name="P52"/>
      <text:p text:style-name="P52"><text:span text:style-name="T3">Архитектура АСОИУ</text:span> — понятная, привлекательная и простая информационно — технологическая среда профессиональной деятельности пользователей. <text:span text:style-name="T60">Среда жизнедеятельности пользователей. Среда жизнедеятельности людей.</text:span></text:p>
      <text:p text:style-name="P52"/>
      <text:p text:style-name="P52"/>
      <text:p text:style-name="P53">Сетевое общество это определение учитывает <text:span text:style-name="T61">чувственный</text:span> аспект, учитывает то, что пользователь не сторонний наблюдатель, а его <text:span text:style-name="T61">непосредственная</text:span> главная составляющая часть.</text:p>
      <text:p text:style-name="P56"/>
      <text:p text:style-name="P53"/>
      <text:p text:style-name="P54">Понятность — достижение конкретного смысла при минимуме знаний</text:p>
      <text:p text:style-name="P54"/>
      <text:p text:style-name="P54"><text:span text:style-name="T3">Привлекательность</text:span> — особенность чего-то, определяющая естественную бес принуждения потребность человека в нем</text:p>
      <text:p text:style-name="P54"/>
      <text:p text:style-name="P55"><text:span text:style-name="T3">Простота</text:span> — возможность повседневного использования чего-либо без значимого интелектуального напряжения</text:p>
      <text:p text:style-name="P55"/>
      <text:p text:style-name="P55"/>
      <text:p text:style-name="P57">Любая автоматизированная система должна создаваться не для человека, а с человеком</text:p>
      <text:p text:style-name="P57"/>
      <text:p text:style-name="P58">Интклектуальная технологическая среда — интелектуальность представляется интелектом разработчиков и определяется интеллектом пользователей, в зависимости от опыта пользователей зависит результативность деятельности пользователя в его сфере.</text:p>
      <text:p text:style-name="P58">Информационая составляющая определяется информацией, под которой подразумивается информация вводимая, выводимая, результаты обработки, и программы, вссе они создают субстанцию, которую нельзя пощупать, поторгать, посмотреть, но она превратилась в мощную экономическую составляющую</text:p>
      <text:p text:style-name="P58">Технологическая составляющая — часть системы, которая определяется многими факторами: историческими, культурными и прочими.</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67"><text:soft-page-break/>Примеры АСОИУ</text:p>
      <text:list xml:id="list7745624384588628921" text:style-name="L6">
        <text:list-item>
          <text:p text:style-name="P287">ГАС «Контур»</text:p>
        </text:list-item>
        <text:list-item>
          <text:p text:style-name="P287">ГАС «Выборы»</text:p>
        </text:list-item>
        <text:list-item>
          <text:p text:style-name="P287">ГАС «ГРН»</text:p>
        </text:list-item>
      </text:list>
      <text:p text:style-name="P60"/>
      <text:p text:style-name="P60"/>
      <text:p text:style-name="P6">Контур</text:p>
      <text:p text:style-name="P61">Система предназначалась для управления народным хозяйством страны в мирное время и особый период. Начало системы относится к 1970 году. Первая очередь этой системы была создана в первой половине 70х годов (1975 — 1976).</text:p>
      <text:p text:style-name="P61"/>
      <text:p text:style-name="P62">Предпосылки:</text:p>
      <text:list xml:id="list669599819628602651" text:style-name="L7">
        <text:list-item>
          <text:p text:style-name="P288">состояние холодной войны</text:p>
        </text:list-item>
        <text:list-item>
          <text:p text:style-name="P288">уровень научно технического развития средств вычислительной техники был уже достаточно высок и обеспечивал возможность создания подобной системы</text:p>
        </text:list-item>
      </text:list>
      <text:p text:style-name="P62"/>
      <text:p text:style-name="P63">Смысл любой системы состоит в ответе на вопрос, почему стало необходимым создать оперделенную систему.</text:p>
      <text:p text:style-name="P63"/>
      <text:p text:style-name="P63">Любая система создается для кого-то. «Контур» создвался для высших чинов управления страной в два возможных периода.</text:p>
      <text:p text:style-name="P63"/>
      <text:p text:style-name="P63">Физический смысл любой системы состоит в ответе на вопрос, для кого система создана, конкретно «Контур» - генсек ЦК КПСС и председатель совета министров.</text:p>
      <text:p text:style-name="P63"/>
      <text:p text:style-name="P63">Мы выделели два класса пользователей: ЛПР и ЛГР. </text:p>
      <text:p text:style-name="P63"/>
      <text:p text:style-name="P64">Каждая система характеризуется двумя видами целей: цель создания (что нужно конкретно создать?) и второй вид <text:s/>- цель функционирования (для чего это создано?)</text:p>
      <text:p text:style-name="P64"/>
      <text:p text:style-name="P7">Цели создания:</text:p>
      <text:list xml:id="list7949597539690613802" text:style-name="L8">
        <text:list-item>
          <text:p text:style-name="P289">Обеспечение живучести (способность системы выполнять свои функции при выходе из строя отдельных ее звеньев <text:span text:style-name="T62">в силу разрушительного действия внешней или окружающей среды</text:span>) системы</text:p>
        </text:list-item>
        <text:list-item>
          <text:p text:style-name="P290">Оборудовать пользователей системы автоматизированными рабочими местами <text:span text:style-name="T63">и обеспечить их взаимодействие в реальном масштабе времени</text:span></text:p>
        </text:list-item>
        <text:list-item>
          <text:p text:style-name="P291">Сформировать централизованную базу данных, <text:span text:style-name="T64">характеризующих текущее состояние народного хозяйства </text:span></text:p>
        </text:list-item>
      </text:list>
      <text:p text:style-name="P65"/>
      <text:p text:style-name="P8">Цели функционирования:</text:p>
      <text:list xml:id="list6021342359295697252" text:style-name="L9">
        <text:list-item>
          <text:p text:style-name="P292">Введение централизованной базы данных (накопление, хранение, обновление, поиск)</text:p>
        </text:list-item>
        <text:list-item>
          <text:p text:style-name="P293">Информационное обслуживание пользователей системы в реальном масштабе времени</text:p>
        </text:list-item>
        <text:list-item>
          <text:p text:style-name="P294">Оперативный контроль и управление народным хозяйством</text:p>
        </text:list-item>
      </text:list>
      <text:p text:style-name="P66"/>
      <text:p text:style-name="P66"/>
      <text:p text:style-name="P66"/>
      <text:p text:style-name="P66"/>
      <text:p text:style-name="P9">Лекция 6</text:p>
      <text:p text:style-name="P66"/>
      <text:p text:style-name="P67">Т — табло отображения информации коллективного пользования.</text:p>
      <text:p text:style-name="P67"><text:soft-page-break/>Ахр — автоматизированное хранилище</text:p>
      <text:p text:style-name="P67">КС — каналы связи</text:p>
      <text:p text:style-name="P67">К — камутатор</text:p>
      <text:p text:style-name="P67">АЕРМЛПР — автоматизированное рабочее место лица, принимающего решение</text:p>
      <text:p text:style-name="P67">АРМЛГР — автоматизированные рабочие места лиц, готовящих решение</text:p>
      <text:p text:style-name="P67">УО — управляющий <text:span text:style-name="T65">орган</text:span> (объект)</text:p>
      <text:p text:style-name="P68">АРМЛИР — автоматизированное рабочее место лица, исполняющего решение</text:p>
      <text:p text:style-name="P69">АРМЛГИ — автоматизированное рабочее место лица, готовящего информацию</text:p>
      <text:p text:style-name="P70">СЖО — система жизнеобеспечения</text:p>
      <text:p text:style-name="P71">АСТ — административно-служебный персонал</text:p>
      <text:p text:style-name="P71"/>
      <text:p text:style-name="P84">ОУ — объекты управления — промышленные предприятия, местные органы власти, категорированные (закрытые) города</text:p>
      <text:p text:style-name="P72">Хв — входной вектор верхнего звена</text:p>
      <text:p text:style-name="P72">Хн — нижнего звена</text:p>
      <text:p text:style-name="P72">тонкая двунаправленная стрелка — электрическая связь</text:p>
      <text:p text:style-name="P72">двойная стрелочка — транспортная связь</text:p>
      <text:p text:style-name="P72"/>
      <text:p text:style-name="P73">Каждая из трех вычислительных систем (ВС1, ВС2, ВС3) состоит из двух ЭВМ, которые подключенны параллельно (одна рабочая, другая в горячем режиме)</text:p>
      <text:p text:style-name="P73"/>
      <text:p text:style-name="P73"/>
      <text:p text:style-name="P74"><text:span text:style-name="T66">ГАС Контур предназначена для управления народным хозяйством страны в мирное время или в особый период. Она состояла из управляющего органа (руководство страны), </text:span><text:s/><text:span text:style-name="T66">объектов управления, важных для народного хозяйства, рассредоточенных по территории страны и трех главных вычислительных центрах, территориально разобщенных для обеспечения необходимой живучести системы. Объекты управления, управляющий орган и главные вычислительные центры взаимодействовали на основе системы связи, реализованной с использованием государственных телефонных и телеграфных каналов связи. </text:span></text:p>
      <text:p text:style-name="P85">Система являлась целенаправленной человеко-машинной системой, которой для взаимодействия человека с машиной для ввода — вывода информации звенья системы были снабжены автоматизированными рабочими местами. Обработка информации в системе осуществлялась на ГВЦ на трех вычислительных системах (ВС1, ВС2, ВС3) объединенных в кольцо. Вычислительные системы вс1, вс3 осуществляли информационный обмен с нижними и верхними соответственно, а вс2 осуществляло накапливание, хранение, поиск информации и ее обработку, а также решение пользовательских задач и выдачи им информации по их запросам. Для управления народным хозяйством необходима информация характеризующая прошлое состояние объектов управления, которое вводилось в систему с автоматизированных рабочих мест ЛГИ ввиде донесений периодических (ДПР) и незамедлительных (ДНЗ). Управляющее воздействие принимаемое на управляющем органе (УО) на арм ЛПР вводились в систему ввиде указаний (УКЗ) и передавались для исполнения на автоматизированные рабочие места лиц исполняющих решения (арм лир). О результатах исполнения указания сообщалось на управляющий орган с помощью донесения в ответном указании (ДУК) вводимого в систему с армлги.</text:p>
      <text:p text:style-name="P75">Оперативное управление функционированием системы осуществлялось с контрольно-командного пункта (ККП) <text:span text:style-name="T68">оперативно-диспетчерским</text:span> персоналом на основе информации отображаемом на табло коллективного пользования (Т) <text:span text:style-name="T67">и автоматизированных рабочих местах диспетчеров о принадлежности. Для перевода систем из текущего состояния в требуемое использовались специальные управляющие сообщения и диррективы.</text:span></text:p>
      <text:p text:style-name="P76">Система функционировала в круглосуточном режиме с коротковременными ежедневыми отключениями для проведения профелактических и регламентных работ.</text:p>
      <text:p text:style-name="P76"/>
      <text:p text:style-name="P77"><text:soft-page-break/>Звенья системы размещались в специальных сооружениях, обеспечивающих живучесть системы. </text:p>
      <text:p text:style-name="P77"/>
      <text:p text:style-name="P77"/>
      <text:p text:style-name="P78"/>
      <text:p text:style-name="P80">Звено — это конструктивная и/или функциональная завершенная часть системы.</text:p>
      <text:p text:style-name="P81"><text:span text:style-name="T69">Нижние з</text:span>венья системы — объекты управления. Количество звеньев в серднем 350.</text:p>
      <text:p text:style-name="P82">Верхнее звено системы — управляющий орган. Одно звено.</text:p>
      <text:p text:style-name="P82">Центральное звено — главный вычислительный центр. Предполагалось 3 (фактически было исполнено 2)</text:p>
      <text:p text:style-name="P82">Система связи — в отличие от предыдущих звеньев, не сосредоточена (распределено в пространстве) </text:p>
      <text:p text:style-name="P82"/>
      <text:p text:style-name="P79">Информационные потоки системы.</text:p>
      <text:p text:style-name="P80">Х<text:span text:style-name="T70">н — Донесения периодические (регулярные донесения разной периодичностью: суточные, месячные, квартальные, годовые), Донесения незамедлительные (случайные донесения). Они характеризовали прошлое состояние объекта управления. Объем суточного периодического донесения — 1кб, месячного — 10кб, квартального — 100кб. Средний объем незамедлительного донесения — 2кб. Чем характеризуются эти случайные величины? Незамедлительное донесение — случайная величина. </text:span></text:p>
      <text:p text:style-name="P83">Интенсивность — в среднем 10 сообщений в (то ли секунду, то ли сутки)</text:p>
      <text:p text:style-name="P83"/>
      <text:p text:style-name="P83">Хв — входной вектор <text:span text:style-name="T71">верхнего звена</text:span>— указания, запросы <text:span text:style-name="T72">на поиск информации в базе данных системы</text:span>, задания на решение задач. <text:span text:style-name="T73">Указание — случайное сообщение. Интенсивность указаний — 100 указаний в сутки. Средний объем указаний — 1000 байт. Запрос на поиск информации — случайная величина, объем запроса — 500 байт. Интенсивность запросов — 5000 в сутки. Задание на решение задач: интенсивность — 50 заданий в сутки, объем задания в среднем 500 байт.</text:span></text:p>
      <text:p text:style-name="P83"/>
      <text:p text:style-name="P83"/>
      <text:p text:style-name="P86">Yн — выходной вектор на нижних звеньях — указание <text:span text:style-name="T74">поступающее с верхнего звена, управляющего органа</text:span>, квитанции, технологические распоряжения ТРП и ТРН. <text:span text:style-name="T74">Эти сообщения формируются автоматически самой системой. Предназначены для тех случаев, если сообщение принято системой -отправителю отправляется квитанция, об принятии его сообщения. ТРП — технологическое расположение на повторный ввод, иногда с подсказкой. Таких повторных вводов может быть несколько. Обычно 2 или 3. </text:span></text:p>
      <text:p text:style-name="P92">ТРН — технологическое сообщение о неприеме. Это внештатная ситуация. К проблеме подключаются специальные спеуиалисты, чтобы понять, что произошло</text:p>
      <text:p text:style-name="P86"/>
      <text:p text:style-name="P86"/>
      <text:p text:style-name="P87">Yв - Сводки — документ, сформированный системой на основе переодических донесений, в которых содержится интегральная информация, на основе принятых и обработанных переодических сообщений. Это незамедлительное донесение, которое характеризует ситуацию на объекте. </text:p>
      <text:p text:style-name="P83"/>
      <text:p text:style-name="P43"/>
      <text:p text:style-name="P87">Xотп — директива</text:p>
      <text:p text:style-name="P87">Yотп — справка, выдоваемая <text:span text:style-name="T76">на рабочее место</text:span>, выводимая на табло</text:p>
      <text:p text:style-name="P87"/>
      <text:p text:style-name="P88">Директива — управляющее воздействие, передписывающее персоналу осуществить переход из текущего состояния в требуемое. <text:span text:style-name="T75">Объем директивы — 100 байт. Усредненная </text:span><text:soft-page-break/><text:span text:style-name="T75">интенсивность — 50 директив в смену. Такая же интенсивность и в отношении справок. Размер справки — 2800 байт</text:span></text:p>
      <text:p text:style-name="P88"/>
      <text:p text:style-name="P88"/>
      <text:p text:style-name="P88"/>
      <text:p text:style-name="P10">Задачи, решаемые системой</text:p>
      <text:p text:style-name="P89">Система предназначена для решения двух типов задач: пользовательских (функциональных) <text:s/>и технологических</text:p>
      <text:p text:style-name="P89">Функциональные задачи — результаты которых предназначены для удовлетворения <text:span text:style-name="T77">информационной</text:span> потребности пользователей верхнего хвена системы.</text:p>
      <text:p text:style-name="P89"/>
      <text:p text:style-name="P90">Технологические задачи — задачи, результаты, которых предназначены для <text:span text:style-name="T77">удовлетворения</text:span> <text:span text:style-name="T77">информационной</text:span> потребности оперативно-диспетчерского персонала.</text:p>
      <text:p text:style-name="P90"/>
      <text:p text:style-name="P91">Функциональные задачи</text:p>
      <text:list xml:id="list5990215862145939499" text:style-name="L10">
        <text:list-item>
          <text:p text:style-name="P295">Контроль состояния объектов управления — задача, решаемая с помощью переодических донесений</text:p>
        </text:list-item>
        <text:list-item>
          <text:p text:style-name="P295">Управление объектами нижних ззвеньев — задача, решаемая, с помощью указания</text:p>
        </text:list-item>
        <text:list-item>
          <text:p text:style-name="P295">Контроль исполнения принятых решений — с помощью донесений <text:s/>переодических и сводных в ответных указаниях</text:p>
        </text:list-item>
        <text:list-item>
          <text:p text:style-name="P295">Оперативное информирование об черезвычайных ситуациях — ДНЗ</text:p>
        </text:list-item>
        <text:list-item>
          <text:p text:style-name="P295">Решение специальных задач (план — разработка планов развития народного хозяйства на определенный фиксированный период времени, снабжение — распределение ресурсов между важными для страны объектами, контроль — строительства и ввода в эксплуатацию важных для страны объектов)</text:p>
        </text:list-item>
      </text:list>
      <text:p text:style-name="P91"/>
      <text:p text:style-name="P93">Технологические задачи </text:p>
      <text:list xml:id="list47488749092515927" text:style-name="L11">
        <text:list-item>
          <text:p text:style-name="P296">Контроль функционирования системы — решалась с помощью СПП</text:p>
        </text:list-item>
        <text:list-item>
          <text:p text:style-name="P296">Управление функционированием системы — ДИР</text:p>
        </text:list-item>
        <text:list-item>
          <text:p text:style-name="P321"><text:span text:style-name="T12">Ремонт и восстановление </text:span><text:span text:style-name="T27">программно-технических</text:span><text:span text:style-name="T12"> средств — СЖО</text:span></text:p>
        </text:list-item>
      </text:list>
      <text:p text:style-name="P93"/>
      <text:p text:style-name="P93"/>
      <text:p text:style-name="P11">Техническое обеспечение системы</text:p>
      <text:p text:style-name="P168"><text:span text:style-name="T12">Вычислительная способность была реализована на больших ЭВМ единой серии ЕС ЭВМ</text:span><text:span text:style-name="T21"> (ЕС — 1010, ЕС — 1030, </text:span><text:span text:style-name="T22">ЕС — 1050)</text:span></text:p>
      <text:p text:style-name="P94"/>
      <text:p text:style-name="P169"><text:span text:style-name="T12">Управляющие органы были реализованы на базе </text:span><text:span text:style-name="T23">абонентские пункты </text:span><text:span text:style-name="T12">АП — 2 </text:span><text:span text:style-name="T23">(электромеханические устройства, способные только вводить или выводить информацию, без обработки)</text:span><text:span text:style-name="T12">, АП — </text:span><text:span text:style-name="T23">(на основе микропроцессорной техники, более совершенные устройства, обладающие возможностью </text:span><text:span text:style-name="T12">,</text:span><text:span text:style-name="T23">проводить некоторые простейшие операции)</text:span><text:span text:style-name="T12"> АП — 60</text:span></text:p>
      <text:p text:style-name="P95"/>
      <text:p text:style-name="P96">Каналы связи — телефонные и телеграфные линии</text:p>
      <text:p text:style-name="P96"/>
      <text:p text:style-name="P12">Программное обеспечение системы</text:p>
      <text:p text:style-name="P97">Программное обеспечение: общее программное обеспечение и специальное програмное обеспечение</text:p>
      <text:p text:style-name="P97">Общее программное обеспечнеие включает операционную систему, програмная система управления телеобработкой, система управления вычислительным процессом, система управления базы данных</text:p>
      <text:p text:style-name="P97"/>
      <text:p text:style-name="P170"><text:span text:style-name="T12">Операционная система синхронизирует работу технических средств и протекающих или реализуемых в них процессов — основное </text:span><text:span text:style-name="T24">предназначение</text:span><text:span text:style-name="T12"> операционной системы.</text:span></text:p>
      <text:p text:style-name="P98"><text:soft-page-break/>Операционная система является <text:span text:style-name="T77">интеллектуальной</text:span> составляющей любой эвм.</text:p>
      <text:p text:style-name="P98"/>
      <text:p text:style-name="P98">Система управления телеобработкой — основная функция, реализующая ввод информациии в систему и вывод из нее результатов обработки</text:p>
      <text:p text:style-name="P98"/>
      <text:p text:style-name="P99">Система управления вычислительным процессом — основная функция — контроль процессов обработки информации в системе.</text:p>
      <text:p text:style-name="P99"/>
      <text:p text:style-name="P100">Система управления базами данных (СУБД) — накопление информации в системе, ее хранение, обновление поиск и обработка.</text:p>
      <text:p text:style-name="P100"/>
      <text:p text:style-name="P171"><text:span text:style-name="T12">В системе контур использовалась операционная система 6.0, КИКС и ДИСОД — адаптированный вариант </text:span><text:span text:style-name="T27">американского</text:span><text:span text:style-name="T12"> Adanas.</text:span></text:p>
      <text:p text:style-name="P101"/>
      <text:p text:style-name="P101">На каждой вычислительной системе стояло своя операционная система. КИКС на вс1 и вс3. ДИСОД — на вс2.</text:p>
      <text:p text:style-name="P101"/>
      <text:p text:style-name="P101"/>
      <text:p text:style-name="P101"/>
      <text:p text:style-name="P172"><text:span text:style-name="T12">Специальное </text:span><text:span text:style-name="T27">программное</text:span><text:span text:style-name="T12"> обеспечение — </text:span><text:span text:style-name="T27">программное</text:span><text:span text:style-name="T12"> обеспечение, которое разрабатывается специально под систему и не подлежит </text:span><text:span text:style-name="T27">разглашению</text:span></text:p>
      <text:p text:style-name="P172"><text:span text:style-name="T12"><text:s/>Состоит из програ</text:span><text:span text:style-name="T27">м</text:span><text:span text:style-name="T12">много средств</text:span><text:span text:style-name="T25">а</text:span><text:span text:style-name="T12"> защиты и програм</text:span><text:span text:style-name="T25">м</text:span><text:span text:style-name="T12">ное средств</text:span><text:span text:style-name="T26">а</text:span><text:span text:style-name="T12"> решения задач пользователя.</text:span></text:p>
      <text:p text:style-name="P102"/>
      <text:p text:style-name="P103">Необходимой составляющей любой системы является информационное обеспечение. </text:p>
      <text:list xml:id="list167183297048869693" text:style-name="L12">
        <text:list-header>
          <text:p text:style-name="P297">Составляющими информационной составляющей системы являлись</text:p>
        </text:list-header>
        <text:list-item>
          <text:p text:style-name="P297">оперативная информация, формируемая на основе входных и выходных информационных сообщений</text:p>
        </text:list-item>
        <text:list-item>
          <text:p text:style-name="P297"><text:span text:style-name="T77">обще системная</text:span> информация, состоящая из классификатора товаров и услуг и вторая составляющая — нормативно, правовые акты</text:p>
        </text:list-item>
        <text:list-item>
          <text:p text:style-name="P298">Программное <text:span text:style-name="T77">обеспечение</text:span> как информационные данные</text:p>
        </text:list-item>
      </text:list>
      <text:p text:style-name="P104"/>
      <text:p text:style-name="P104"/>
      <text:p text:style-name="P13">Лекция 7</text:p>
      <text:p text:style-name="P105">Организационное обеспечение ГАС «Контур». ГАС действовала как самостоятельная организация, которая оперативное управление функционирования ссистемы осуществлял оперативно-диспетчерский персонал, а общее руководство системой, как самостоятельно-хозяйствующего субъекта — административно-служебным персоналом. Оба перссонала присутствуют на служебной схеме системы. </text:p>
      <text:p text:style-name="P105"/>
      <text:p text:style-name="P106">Рассмотрим две организационные структуры (орг-структуры): асп и одп. </text:p>
      <text:p text:style-name="P106"/>
      <text:p text:style-name="P106"><text:span text:style-name="T78">Организация — объединение людей действующих по единым правилам</text:span> <text:span text:style-name="T78">для достижения общей цели или целей. </text:span></text:p>
      <text:p text:style-name="P106"/>
      <text:p text:style-name="P107">Оперативно-диспетчерский персонал осуществлял управление системой, осуществлял переход из текущего состояния в требуемое.</text:p>
      <text:p text:style-name="P107">А административно-служебный персонал во главе с руководством выоплнял функции руководства, т. е. Обеспечивал совместную деятельность служебного персонала, для достижения целей.</text:p>
      <text:p text:style-name="P107"/>
      <text:p text:style-name="P107">Структура — упорядоченное множество элементов и их логических связей <text:span text:style-name="T79">(или отношений). </text:span></text:p>
      <text:p text:style-name="P108"><text:soft-page-break/>Структурная схема — упорядоченное множество конструктивных элементов и их ф<text:span text:style-name="T81">и</text:span>зическ<text:span text:style-name="T80">их</text:span> связ<text:span text:style-name="T80">ей</text:span></text:p>
      <text:p text:style-name="P108"/>
      <text:p text:style-name="P109">Функциональная схема — упорядоченное множество функция и их логических связей.</text:p>
      <text:p text:style-name="P109"/>
      <text:p text:style-name="P110">Структура — упорядоченное множество элементов и их отношений.</text:p>
      <text:p text:style-name="P111">Отношение в структуре базируется на основе властных взаимоотношений.</text:p>
      <text:p text:style-name="P111"/>
      <text:p text:style-name="P112">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 в связи с этим в состав административно-служебного персонала включен зам по развитию. </text:p>
      <text:p text:style-name="P112"/>
      <text:p text:style-name="P113">КДПУ — контрольно диспетчерский пункт управления</text:p>
      <text:p text:style-name="P113"/>
      <text:p text:style-name="P114">Каждой ячейке структуры соответствуют права и обязанности. Фактически контингент <text:span text:style-name="T82">специалистов</text:span> представленных в схеме и есть кадровое обеспечение.</text:p>
      <text:p text:style-name="P114"/>
      <text:p text:style-name="P114"/>
      <text:p text:style-name="P115">Свойства системной структуры.</text:p>
      <text:list xml:id="list5778364082476571405" text:style-name="L13">
        <text:list-item>
          <text:p text:style-name="P299">Уникальность системы (система не имела аналогов)</text:p>
        </text:list-item>
        <text:list-item>
          <text:p text:style-name="P300">Масштабность (система покрывала не менее 80% СССР)</text:p>
        </text:list-item>
        <text:list-item>
          <text:p text:style-name="P301">Капиталоемкость исчисляемая сотнями миллионов рублей</text:p>
        </text:list-item>
        <text:list-item>
          <text:p text:style-name="P301">численность персонала около тысячи человек</text:p>
        </text:list-item>
        <text:list-item>
          <text:p text:style-name="P301">Программное обеспечение уникальное и универсальное (несколько миллионов команд)</text:p>
        </text:list-item>
        <text:list-item>
          <text:p text:style-name="P301">Коллектив головной организации разработчиков порядка 7 тыс человек</text:p>
        </text:list-item>
        <text:list-item>
          <text:p text:style-name="P301">В разработке системы участвовало более 10 организаций включая Академию наук СССР, три академии союзных республик <text:span text:style-name="T83">(украинская, эстонская, армянская, белорусская) научно-исследовательские, монтажные...</text:span></text:p>
        </text:list-item>
        <text:list-item>
          <text:p text:style-name="P302">Состав специалистов — системо-техники, <text:span text:style-name="T84">аналитики, программисты (системные, прикладные), специалисты по информации, инженеры.</text:span></text:p>
        </text:list-item>
        <text:list-item>
          <text:p text:style-name="P303">В число разработчиков входило около 15 докторов наук, более 100 кандидатов наук</text:p>
        </text:list-item>
        <text:list-item>
          <text:p text:style-name="P303">Процессы создания системы было подготовлено и защищено 10 докторских диссертаций и более 50 кандидатских </text:p>
        </text:list-item>
      </text:list>
      <text:p text:style-name="P116"/>
      <text:p text:style-name="P117"/>
      <text:p text:style-name="P14">Лекция 12</text:p>
      <text:p text:style-name="P118">Система имела несколько модернизаций, связанных с заменой систем связи и происходило наращивание. Сейчас система покрывает всю территорию страны, включая все участковые комиссии. </text:p>
      <text:p text:style-name="P119">Опыт полученный при создании гас «Контур» разрабатывали и гас «Выборы». В основном в разработке участвовали те же специалисты.</text:p>
      <text:p text:style-name="P119">Технические средства используемые в системе</text:p>
      <text:p text:style-name="P119"/>
      <text:p text:style-name="P15">Нестрактурированная топология лвс, на базе которой построена глобальная вычислительная сеть этой системы</text:p>
      <text:p text:style-name="P119">В гас «Выборы» использована «Enthernet» - это кабель к которому полдключаются специальные устройства.</text:p>
      <text:p text:style-name="P119"/>
      <text:p text:style-name="P120">….</text:p>
      <text:p text:style-name="P120"/>
      <text:p text:style-name="P120"/>
      <text:list xml:id="list3741791077322726580" text:style-name="L14">
        <text:list-header>
          <text:p text:style-name="P304"><text:soft-page-break/>Условные обозначения на схеме: </text:p>
        </text:list-header>
        <text:list-item>
          <text:p text:style-name="P304">з — заглушка</text:p>
        </text:list-item>
        <text:list-item>
          <text:p text:style-name="P304">п — повторитель</text:p>
        </text:list-item>
        <text:list-item>
          <text:p text:style-name="P304">р — разветвитель</text:p>
        </text:list-item>
        <text:list-item>
          <text:p text:style-name="P304">ск — сетевая карта</text:p>
        </text:list-item>
        <text:list-item>
          <text:p text:style-name="P304">рс — рабочая станция</text:p>
        </text:list-item>
        <text:list-item>
          <text:p text:style-name="P304">Пр — принтер</text:p>
        </text:list-item>
        <text:list-item>
          <text:p text:style-name="P304">Ск — сканер</text:p>
        </text:list-item>
        <text:list-item>
          <text:p text:style-name="P304">В — видеопроектор</text:p>
        </text:list-item>
        <text:list-item>
          <text:p text:style-name="P305">Э — экран</text:p>
        </text:list-item>
        <text:list-item>
          <text:p text:style-name="P305">АРМ — автоматизированное рабочее место (их много, порядка нескольких десятков)</text:p>
        </text:list-item>
      </text:list>
      <text:p text:style-name="P120"/>
      <text:p text:style-name="P124">Сервера:</text:p>
      <text:list xml:id="list3383933742118913730" text:style-name="L15">
        <text:list-item>
          <text:p text:style-name="P306">ФС1 — файловый сервер</text:p>
        </text:list-item>
        <text:list-item>
          <text:p text:style-name="P306">ФБД — сервер базы данных</text:p>
        </text:list-item>
        <text:list-item>
          <text:p text:style-name="P306">Спр — сервер приложений</text:p>
        </text:list-item>
        <text:list-item>
          <text:p text:style-name="P306">СОИК - Сервер отображения информации коллективного пользования</text:p>
        </text:list-item>
        <text:list-item>
          <text:p text:style-name="P306">схд — сервер хранилища данных</text:p>
        </text:list-item>
        <text:list-item>
          <text:p text:style-name="P306"><text:s/>сэп — сервер электронной почты</text:p>
        </text:list-item>
        <text:list-item>
          <text:p text:style-name="P306">wс - web-сервер </text:p>
        </text:list-item>
        <text:list-item>
          <text:p text:style-name="P306">ск - сервер криптозащиты</text:p>
        </text:list-item>
        <text:list-item>
          <text:p text:style-name="P306">са - сервер аутентификации</text:p>
        </text:list-item>
        <text:list-item>
          <text:p text:style-name="P306">скэп - сервер ключей электронной <text:span text:style-name="T89">подписи</text:span></text:p>
        </text:list-item>
        <text:list-item>
          <text:p text:style-name="P306">сби - сервер безопасности информации</text:p>
        </text:list-item>
        <text:list-item>
          <text:p text:style-name="P306">СКм - сервер коммуникации <text:span text:style-name="T86">\</text:span></text:p>
        </text:list-item>
        <text:list-item>
          <text:p text:style-name="P307">Сгп — сервер графопостроитель</text:p>
        </text:list-item>
        <text:list-item>
          <text:p text:style-name="P307">Сп - сервер печати</text:p>
        </text:list-item>
        <text:list-item>
          <text:p text:style-name="P307">Сцп - сервер цветной печати</text:p>
        </text:list-item>
      </text:list>
      <text:p text:style-name="P120"/>
      <text:p text:style-name="P121">Данная топология называется топология «Шина»</text:p>
      <text:p text:style-name="P121">Повторители необходимы для усиления передаваемого машине сигнала. <text:span text:style-name="T85">Повторители позволяют обеспечить длину шины в несоклько километров. </text:span></text:p>
      <text:p text:style-name="P122">Разветвители предназначеныы для подключения оборудования.</text:p>
      <text:p text:style-name="P122">Заглушки служат для гашения передаваемого сигнала. Чтобы погасить передаваемую волну. (чтобы сигнал не пошел в обратную сторону)</text:p>
      <text:p text:style-name="P122">Рабочая станция и серверы — персональные компьютеры, но у <text:s/>них есть принципиальные различия: рабочая станция размещается на автоматизированнгом рабочем месте пользователя, в силу этого компьютер долэен обладать соответствующим дизайном с хорошим, как правило цветным, экраном, технические характеристики (память, быстродействие) могут быть средние. Как правило рабочая станция — недорогой компьютер. Она предназначена для индивидуальноого использования — находится в полном распоряжении пользователя. </text:p>
      <text:p text:style-name="P122">Рабочий сервер — мощный и надежный, дорогостоящий персональный компьютер, как правило не отличающийся изысканностью дизайна. Сервер должен иметь большую оперативную и внешнюю память и высокое быстродействие. Сервер предназначен для коллективного использования. На сервере как правило обрабатываются и хранятся большие объемы информации, поэтому он должен быть исключительно надежным. Непосредственно с сервером взаимодействует обслуживающий персонал, поэтому нет жестких требований к дизайну. </text:p>
      <text:p text:style-name="P122">Эти различия различают рабочи<text:span text:style-name="T86">й</text:span> станции и серверы.</text:p>
      <text:p text:style-name="P122"/>
      <text:p text:style-name="P123"><text:soft-page-break/>Называется так потому что исключая из этой топологии ненужные элементы, можно получить топологию искомой системы.</text:p>
      <text:p text:style-name="P123"/>
      <text:list xml:id="list2461568448863242985" text:style-name="L16">
        <text:list-item>
          <text:p text:style-name="P308"><text:span text:style-name="T87">КСА - </text:span>Комплекс средств автоматизации </text:p>
        </text:list-item>
        <text:list-item>
          <text:p text:style-name="P308">ЦИК — центральная избирательная комиссия</text:p>
        </text:list-item>
        <text:list-item>
          <text:p text:style-name="P309">автоматизированное рабочее место подготовки информации для интернет пользователей</text:p>
        </text:list-item>
        <text:list-item>
          <text:p text:style-name="P310">Система отображения информации коллективного пользования, а на основе него реализован пресс централизованной</text:p>
        </text:list-item>
        <text:list-item>
          <text:p text:style-name="P310">атвоматизированные рабочие места системного администратора, диспетчера связи, диспетчера службы безопасномти информации </text:p>
        </text:list-item>
        <text:list-item>
          <text:p text:style-name="P310">МВОС — Московская волоконно-оптическая связь</text:p>
        </text:list-item>
        <text:list-item>
          <text:p text:style-name="P311">Модем — обеспечивает связь в сеть связи общего пользования.</text:p>
        </text:list-item>
        <text:list-item>
          <text:p text:style-name="P312">Автоматизированные рабочие места операторов связи </text:p>
        </text:list-item>
      </text:list>
      <text:p text:style-name="P125"/>
      <text:p text:style-name="P125"/>
      <text:p text:style-name="P125"/>
      <text:p text:style-name="P125"/>
      <text:p text:style-name="P16">Лекция 13</text:p>
      <text:p text:style-name="P125">Сегодня в ГАС «Выюоры» используется 6 вычислительных машинно</text:p>
      <text:p text:style-name="P125"><text:s/></text:p>
      <text:p text:style-name="P125">посредством коммутатора км7 лвс образуют интегрированную локальную вычислительную сеть</text:p>
      <text:p text:style-name="P125"/>
      <text:p text:style-name="P125">Первая и вторая лвс предназначены для центарльной избирательной комиссии. На лвс1 арм председателя цик и членов цик, там же арм пресс центра, и там же арм оператора подготовки информации для интернет поратла системы на компакт-дисках</text:p>
      <text:p text:style-name="P125"/>
      <text:p text:style-name="P125">Вторая вычислительная сеть — для сотрудников цик</text:p>
      <text:p text:style-name="P125"/>
      <text:p text:style-name="P125">Все остальные расположенны на территорях федерального центра </text:p>
      <text:p text:style-name="P125"/>
      <text:p text:style-name="P125">3 ЛВС — для персонала</text:p>
      <text:p text:style-name="P125">4ЛВС — реализует центральную базу данных сиистемы гас Выборы. Отдельные ее фрагменты принадлежат другим звеньям системы. </text:p>
      <text:p text:style-name="P125"/>
      <text:p text:style-name="P126">Независимый массив жестких дисков — НМЖД — выполняет две функции: повышает скорость записи и считывания информации и обеспечивает <text:span text:style-name="T88">требуемую</text:span> высокую надежность базы данных. </text:p>
      <text:p text:style-name="P126"/>
      <text:p text:style-name="P125"/>
      <text:p text:style-name="P127">На этом звене еще две лвс. Одна принадлежит финансовуму управлению, вторая — выполняет функцию подготовки информации для интернет порталов.</text:p>
      <text:p text:style-name="P127"/>
      <text:p text:style-name="P127"/>
      <text:p text:style-name="P127"/>
      <text:p text:style-name="P128">Структурная схема КСА(КГС)</text:p>
      <text:p text:style-name="P128"><text:span text:style-name="T90">КТС избирательной комиссии субъекта Российской Федерации</text:span> </text:p>
      <text:p text:style-name="P129">КМ — ко<text:span text:style-name="T91">м</text:span>мутатор</text:p>
      <text:p text:style-name="P129">РС — рабочая станция</text:p>
      <text:p text:style-name="P129">арм пользователей — рабочее место председателя, юриста, системного администратора (оператора), диспетчера связи и оператора службы обеспечения безопасности информации.</text:p>
      <text:p text:style-name="P130"><text:soft-page-break/>СБД — сервер базы данных </text:p>
      <text:p text:style-name="P130">Спр — сервер приложений</text:p>
      <text:p text:style-name="P130">Wс — веб сервер</text:p>
      <text:p text:style-name="P130">СА — сервер аутентификации</text:p>
      <text:p text:style-name="P130">Скл — сервер ключей электронной подписи</text:p>
      <text:p text:style-name="P131">ФС — файл сервер</text:p>
      <text:p text:style-name="P131">КТС защиты — комплекс технических средств защиты</text:p>
      <text:p text:style-name="P131">СП — сервер печати</text:p>
      <text:p text:style-name="P131">РС — рабочая станция</text:p>
      <text:p text:style-name="P131">В — видеопроектор</text:p>
      <text:p text:style-name="P131">Э — экран</text:p>
      <text:p text:style-name="P131">ВМ — видео магнитофон</text:p>
      <text:p text:style-name="P131">Микрофон — аппаратура аудио-видео конференц связи</text:p>
      <text:p text:style-name="P132">КТС подготовки графической информации, отображения информации коллективного пользования и аудио-видео конференц связи</text:p>
      <text:p text:style-name="P133">Сэп — сервер электорнной почты</text:p>
      <text:p text:style-name="P133">Телефонная сеть общего пользования — ТФОП</text:p>
      <text:p text:style-name="P133">Скм — коммуникационный сервер</text:p>
      <text:p text:style-name="P133">МР — маршрутизатор</text:p>
      <text:p text:style-name="P134">ЛС — линии с региональным узлом комутации</text:p>
      <text:p text:style-name="P134">РЕЗ ЛС — резервная линия связи с региональным узлом комутации</text:p>
      <text:p text:style-name="P135">КТССПД — комплекс техничексих средств связи и передачи данных</text:p>
      <text:p text:style-name="P135"/>
      <text:p text:style-name="P135"/>
      <text:p text:style-name="P135"/>
      <text:p text:style-name="P136">Структурная схема комплекса средств автоматизации <text:span text:style-name="T93">подсистемы связи </text:span>передачи данных <text:span text:style-name="T93">ГАС Выборы</text:span></text:p>
      <text:p text:style-name="P137">КСА — комплекс средств автоматихации </text:p>
      <text:p text:style-name="P137">ФЦС — федеральный центр связи</text:p>
      <text:p text:style-name="P137">Центтр космической связи снабженный антеной — ЦКС</text:p>
      <text:p text:style-name="P137">ССОП — система связи общего пользования </text:p>
      <text:p text:style-name="P138">КСА ТУК — комплекс средств автоматизации территориального узла комутации</text:p>
      <text:p text:style-name="P138">УКС — узел космической связи снабженный антенной</text:p>
      <text:p text:style-name="P139">странные стрелочки — радиоволны</text:p>
      <text:p text:style-name="P139"><text:span text:style-name="T92">эллипсы</text:span> — системы связи общего пользования</text:p>
      <text:p text:style-name="P139"><text:s/><text:span text:style-name="T92">ИКСРФ — избирательная коммиссия субъекта российской федерации</text:span></text:p>
      <text:p text:style-name="P140">ТИК — территориальная избирательная комиссия</text:p>
      <text:p text:style-name="P140">УД — узел доступа</text:p>
      <text:p text:style-name="P140">УИК — участковые избирательные комиссии</text:p>
      <text:p text:style-name="P140">КОИБ — комплекс обработки избирательных биллютеней</text:p>
      <text:p text:style-name="P140">КЭГ — комплекс электорного голосования</text:p>
      <text:p text:style-name="P140">ТИ — традиционные избирательные у<text:span text:style-name="T94">рна</text:span></text:p>
      <text:p text:style-name="P138"/>
      <text:p text:style-name="P138"/>
      <text:p text:style-name="P141">Недостатки:</text:p>
      <text:p text:style-name="P141">при передачи биллютени к ней имеет доступ человек</text:p>
      <text:p text:style-name="P141">и нестандартные виды биллютеней</text:p>
      <text:p text:style-name="P141"/>
      <text:p text:style-name="P141">Процесс голосования сводится к тому, что вместо бумажной биллютени избирателю выдается карта со штрих-кодом. С этой картой избиратель в кабине принимает собственное решение, прикладывает карту к сенсорному экрану, высвечивается биллютень. Он делает выборпосредством прикосновения, он, после подтверждения осуществляется распечатка <text:soft-page-break/>биллютени, она отображается на экране, после сравнения электронной копии с бумажной, получает приглашение завершить голосование, при этом твердая (отпечатанная) копия исчезает, процесс головования завершается, комплекс готов к приему следущего избирателя, дальнейшие действия осуществляются автоматически, обработка голосов автоматически.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text:p>
      <text:p text:style-name="P141"/>
      <text:p text:style-name="P142">Проблема заключается в том, что когда наступает омент референдума, то квазимоментно, лавинообразно идет процесс волеизлияния большого количесва гра<text:tab/>ждан населения, и возникает большое количество распределенной по территории страны источники разнородной информации, включающей речь, мультимедиа. Она в течение коротуогог времени появляется во многиз местах системы, которая трудна для обоработки. <text:span text:style-name="T95">Этп проблема решается путем рассосредоточения базы данных. Разработка распределенной базы данных включает три шага:</text:span></text:p>
      <text:p text:style-name="P143">анализ предметной области (избирательного процесса) на основе построения предметной модели, которая является основанием для концептуальной модели, которая в конечном счете трансформируется в физическую модель.</text:p>
      <text:p text:style-name="P143">Основная задача концептуальной модели — выявление главного и отсеяние второстепенного. Выделяются схожие, близкие объекты и после этого для каждого объекта определяется его сущность. Для сущности определяются связи между ними, которые представляются или в виде иерархической модели, или сетевой. В первом случае имеется место графовая модель базы данных. Во втором — традиционная (обычная).</text:p>
      <text:p text:style-name="P143">Сущность — абстрактный сосуд, куда можно складывать объекты. </text:p>
      <text:p text:style-name="P144">Построение физической базы данных — конкретные объекты определяются конкретными узлами, где будет находится данный фрагмент базы.</text:p>
      <text:p text:style-name="P173"><text:s/>В дальнейшем при использовании подготовленной базы данных необходимо </text:p>
      <text:list xml:id="list6517535967259052976" text:style-name="L17">
        <text:list-item>
          <text:p text:style-name="P322">ее своевременно пополнять,</text:p>
        </text:list-item>
        <text:list-item>
          <text:p text:style-name="P322"><text:s/>обеспечивать сохранность базы данных (обеспечение безопасности базы) </text:p>
        </text:list-item>
        <text:list-item>
          <text:p text:style-name="P322">Поиск информации и своевременное представление ее пользователям</text:p>
        </text:list-item>
      </text:list>
      <text:p text:style-name="P173">Названные проблемы и задачи успешно решены в гас Контур. </text:p>
      <text:p text:style-name="P173"/>
      <text:p text:style-name="P174">Програмное обеспечение гас Выборы</text:p>
      <text:p text:style-name="P174"/>
      <text:p text:style-name="P174"/>
      <text:p text:style-name="P175">Техническое обеспечение гас Выборы</text:p>
      <text:p text:style-name="P176">Техническим обеспечением являются телефонные какналы связи общего пользования, Московская оптоволоконная сеть, оптоволоконные магистральные какналы связи территориальных узлов коммутации, рабочие станции, серверы.</text:p>
      <text:p text:style-name="P177">Серверы используют процессоры pentium3, многоядерные, в зависимости от звена используется от 1 до 8 ядер. Объем оперативной памяти от 2 до 30 гигабайт. <text:span text:style-name="T96">Внешняя память на жестких магнитных дисках. Количество дисков — до 12. </text:span></text:p>
      <text:p text:style-name="P178">Рабочие станции на процессорах pentium4, однопроцессорные, одноядерные, оперативная память до 10 гигабайт, внешняя память на жестких магнитных дисках. </text:p>
      <text:p text:style-name="P178">Серверы имеют бесперебойное питание, развитый мониторинг для контроля за состоянием програмно-технической среды с автоматической очисткой памяти.</text:p>
      <text:p text:style-name="P178"/>
      <text:p text:style-name="P180">Программное обеспечение</text:p>
      <text:p text:style-name="P179">Состоит из общего и специального ПО. </text:p>
      <text:p text:style-name="P179">Общее — сетевая организационная система, програмные средства сетевого управления, програмные средства отображения информации коллективного пользования, програмные средства разработки приложений, програмные средства пользователлей, электронная почта, <text:soft-page-break/>сервер хранилища данных, коммуникационный сервер, <text:span text:style-name="T97">сервер базы данных, сервер приложений. </text:span></text:p>
      <text:p text:style-name="P179"/>
      <text:p text:style-name="P179">Специальное програмное обеспечение — програмные средства защиты, програмные средства решения задач пользователей.</text:p>
      <text:p text:style-name="P179"/>
      <text:p text:style-name="P181">ПО защиты можно приобрести на рынке, но они могут настраиваться на конкретное применение обеспечивая приемлемую защиту информации и системы в общем.</text:p>
      <text:p text:style-name="P181"/>
      <text:p text:style-name="P183">Информационное обеспечение системы</text:p>
      <text:p text:style-name="P182">Справочный фонд, информационный фонд, технологический фонд. </text:p>
      <text:p text:style-name="P182">Справочный фонд — общесистемные справочники и общероссийский классификатор</text:p>
      <text:p text:style-name="P145">Технологический фонд — орг. Документы, технологическая схема базы данных, <text:span text:style-name="T98">параметры настройки системы (режимы проведения избирательных процессов и референдумов, котороые охватывают все три уровня, режимы связанные с проведением региональных или местных выборов, режим одновременного проведения избирательных процессов на всех трех уровнях и отдельно но параллельно на региональном или местном уровне, работа системы в периоды отстутствия избирательных процессов или референдумов (техника предоставляется пользователям на местах)). </text:span></text:p>
      <text:p text:style-name="P146">Информационный фонд — списки избирателей, оперативная информация (содержащая результаты голосования, информацию, подготовленную по запросам пользователей).</text:p>
      <text:p text:style-name="P146"/>
      <text:p text:style-name="P147">Система была использована во второй половине 90х годов, основные решения сохранены и в системе сегодняшнего дня. Изменения каснулись функциональной части, числа и качества решаемых задач. Цели сформулированные в самом начале польностью достигнуты. Изначально система вызывала жесткую критику, однако ситуация изменилась.</text:p>
      <text:p text:style-name="P147"/>
      <text:p text:style-name="P147"/>
      <text:p text:style-name="P147"/>
      <text:p text:style-name="P148">ГАС Государственный регистр населения</text:p>
      <text:p text:style-name="P149">ГАС ГРН — система будущего. Само название систтемы свидетельствует о том, что система должна обрабоатывать информацию касающуюся населения страны и отдельных ее граждан. Известно что разработана и успешно функционирует ряд ведомственных АСУ, принадлежащих федеральной налоговой службе, <text:s/>оборонной службе и тд… ведомственная автоматизированная система мчс, федеральная система миграционной службы, сисстема принажлежащая цик. Общим для низ является то, что все оин собирают базы данных, в которых фигурирует информация, касающаяся тех или иных аспектов населения страны. Очевидно, почему бы на основе ведомственных баз данных не сформировать интегрированную бд гас грн, мета системы, более масштабнойй и сложной по сравнению с ведомственными системами. Эта идея начала обсуждаться в рамках программы «Электронная Россия» (2002 — 2010). Эти обсуждения не завершились по сей день, однако отдельные части, не взаимодействующие между собой уже созданы, функционируют и развиваются. Целостная система еще не создана. </text:p>
      <text:p text:style-name="P149"/>
      <text:p text:style-name="P149">Суть этой системы в общем виде — предполагается, каждому гражданину страны присвоить индивидуальный персональный идентификатор, который бы сопровождал человека от момента его роддения до конца жизни. Очерчивая его жизненную траекторию. Это справедливо и по отношению к любому другому гражданину, прибывшему в страну на временной или постоянной основе. Структура этого идентификатора, а также его правомерность с позиции этики, гуманности и свободы личности являлась и до сих пор является предметом научных и публичных дискуссий. Первоначально, против присвоения <text:soft-page-break/>человеку персонального идентификатора выступала русская православная церковь, однако последнее время она смягчила свою позицию.</text:p>
      <text:p text:style-name="P149"/>
      <text:p text:style-name="P149">Объективные основания для создания такой системы: террористические акты? <text:span text:style-name="T99">Экологические проблемы, миграционные процессы, техногенные катастрофы, информационные возможности позволяют без силового воздецствия выводить из строя важные объекты, потенциально-оппасные конфликты в связи с социальным неравенством, на межнациональной почве, наконец, это претензии на мировое глобальное господство и всевозможное санкционное давление, а также враждебность отдаленных государств. Все это в савокупности и является предпосылкой создания такой системы. </text:span></text:p>
      <text:p text:style-name="P150">Негатив, лежащий в основе этих факторов является следствием психической, нравственной и моральной несовершенства людей. Именно такие люди имеют высокий общественный статус и распоряжаются производством и оружием и способны оказывать негативно-разрушающее влияние не только на социально-моральную атмосыферу и на экологию в планетарном масштабе, но и повлиять на естественную революцию социо-природного универсума.</text:p>
      <text:p text:style-name="P150"/>
      <text:p text:style-name="P151">В настоящее время существуют технические возможности для вживление в человека микрочипов для отслеживания его поведения.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 В этом направллении проводятся серьезыны работы и разработки во многих государствах.</text:p>
      <text:p text:style-name="P151"/>
      <text:p text:style-name="P151">Пример гас грн говорит о том что разрабоки любой уникальной крупномасштабной системы предшествует этап листания научно-исследовательских и предварительных конструкторских работ. В некотором приближении: </text:p>
      <text:p text:style-name="P151"/>
      <text:p text:style-name="P151"><text:span text:style-name="T3">Цели назначения</text:span>: система предназначена для федерального органа уполномоченного осуществлять контроль человеческого ресурса в стране и его регулирование. Специализированного такого органа на данный момент у нас нет, но вопросы связанные с созданием подобной системы обсуждаются на <text:span text:style-name="T101">уровне</text:span> правительства.</text:p>
      <text:p text:style-name="P17"/>
      <text:p text:style-name="P151"><text:span text:style-name="T3">Цели создания</text:span>: расширение и углубление циф<text:span text:style-name="T101">и</text:span>резации страны. Оказание населению электронных услуг с надежными процедурами интенсификации и аутентификации. Это создание единой базы данных населения. <text:s/>И на ее основе <text:span text:style-name="T100">метрики д</text:span>ля его описания с точностью до гражданина.</text:p>
      <text:p text:style-name="P151"/>
      <text:p text:style-name="P151"><text:span text:style-name="T3">Цели функционирования</text:span>: введение единой базы данных населения, <text:span text:style-name="T100">на основе метрики управления человеческим ресурсом в стране. Выявление негативных тенденций в поведении отдельных групп и граждан и выработка рекомендаций по их нейтрализации. </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8"><text:soft-page-break/>3 семестр</text:p>
      <text:p text:style-name="P186">В первом семестре мы попытались в системном порядке дать важные понятия. Система, объект, специфический объект «черный ящик». Высказывая конструкцию мы не раскрываем ее суть, однако подразумеваем некоторые действия, что является черным ящиком.</text:p>
      <text:p text:style-name="P212">Будучи простым по форме, он является сложным по содержанию. Мы познакомились с известным понятием «управление». Упомянули об «руководстве», попытались выяснить их специфику.</text:p>
      <text:p text:style-name="P212">Важным понятием была «информация», определений которого в литературе очень много. Мы дали свое определение.</text:p>
      <text:p text:style-name="P212">Все эти термины и понятия являются моделью окружающей действительности.</text:p>
      <text:p text:style-name="P212">Рассмотрели вопросы связанные с автоматизацией.</text:p>
      <text:p text:style-name="P212">Дали опираясь на это классы пользователей, 8-9 классов пользователей, которые справедливы для любой автоматизированной информационной системы. В реальной практике каждый пользователь может называться иначе, но он вписывается в один из определенных классов. </text:p>
      <text:p text:style-name="P212">Сосредоточили свое внимание на понятии «архитектура».</text:p>
      <text:p text:style-name="P213">Обратили внимание на тот реальный факт, который заключается в сближении до соединения и взаимопроникновения вычислительной техники и человека (пользователя). </text:p>
      <text:p text:style-name="P213">Уже сейчас имеет место симбиоз человека и вычислительной техники. Уже сейчас имеет место вживление чипов в живой органи<text:span text:style-name="T103">з</text:span>м. С условием этого объекта было сформированно нетрадиционное определение АСОИУ. «Информационная среда жизнедеятельности человека».</text:p>
      <text:p text:style-name="P214">Каждый из нас, сознательно или не сознательно, погружаемся в эту среду. Необходимо комфортно чувствовать себя в ней, выживать, жить. Эта среда распростроняется, укореняется. Наряду с интернетом появился интернет вещей. Сама идея имеет не менее чем 20 летнюю историю. Сейчас тенденция перешла в массовый характер. Чеовек окружен миллиардами вещей. Менее 1% <text:span text:style-name="T102">этих </text:span>вещей снабжены датчиками, позволяющими контролировать в реальном режиме работы вещей. <text:span text:style-name="T102">Уже сейчас, когда всего 1% объединены в сеть, они генерируют в час объем информации равный объему информации за целый прошлый год. Появилась проблема big data. </text:span></text:p>
      <text:p text:style-name="P214"/>
      <text:p text:style-name="P220"><text:s/><text:span text:style-name="T103">Какие тенденции вытекают из трех рассмотренных систем? </text:span></text:p>
      <text:list xml:id="list8071830891779501417" text:style-name="L18">
        <text:list-item>
          <text:p text:style-name="P313">Каждая система была разработана в определенный конкретный период времени, которые различались уровнем развития тезники и технологии. Процессы связанны с внедрением вычислительной техники.</text:p>
        </text:list-item>
        <text:list-item>
          <text:p text:style-name="P313">Каждая система возникала не сразу сама по себе, а проходила отдельные сопряженные между собо этапы. Идея-проект-монтаж. Каждая система живет, существует. </text:p>
        </text:list-item>
        <text:list-item>
          <text:p text:style-name="P313">Меняется сложность систем от простых к сложным. Т.е. наблюдается тененция возрастания сложности. Это является следствием усложнением объектов автоматизации, что связано с возрастанием объемов памяти</text:p>
        </text:list-item>
        <text:list-item>
          <text:p text:style-name="P313">Системы уникальны, т. е. Это продукты творческих процессов. Творчество является важным при создании современных систем и технологий.</text:p>
        </text:list-item>
      </text:list>
      <text:p text:style-name="P161"/>
      <text:p text:style-name="P161"/>
      <text:p text:style-name="P161"/>
      <text:p text:style-name="P161"/>
      <text:p text:style-name="P161"/>
      <text:p text:style-name="P223">Тенденции автоматизации</text:p>
      <text:p text:style-name="P184"><text:span text:style-name="T3">Автоматизация </text:span><text:span text:style-name="T12">—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 </text:span></text:p>
      <text:p text:style-name="P153"/>
      <text:p text:style-name="P184"><text:span text:style-name="T12">1. </text:span><text:span text:style-name="T3">Информационные барьеры</text:span></text:p>
      <text:p text:style-name="P153">Барьер — препятствие, преграда <text:span text:style-name="T104">при достижении чего-то.</text:span></text:p>
      <text:p text:style-name="P153"/>
      <text:p text:style-name="P155">Первый информационный барьер связан с ограниченными возможностями человека в обработке информации.</text:p>
      <text:p text:style-name="P19"/>
      <text:p text:style-name="P155"><text:span text:style-name="T8">Второй информационный барьер</text:span><text:span text:style-name="T106"> — ограниченные возможности коллективной обработки информации</text:span></text:p>
      <text:p text:style-name="P154"/>
      <text:p text:style-name="P156">Второй информационный барьер удалось преодалеть с помощью электронных вычислительных машин. <text:span text:style-name="T105">Первые электронно-вычислительные машины проводили с большой скоростью матиматические вычисления с помощью которых удалось обработать большие объемы информации. Первые электронно-вычислительные машины не могли накапливать и хранить большие объемы информации. Модели реализовывали хранение информации в виде банка данных — внешняя память с большим количеством информации. Его основной недостаток — информация не упорядочена и избыточна. И как результат требовалось большое время для того, чтобы найти нужную информацию в банке данных. </text:span></text:p>
      <text:p text:style-name="P156"/>
      <text:p text:style-name="P157"/>
      <text:p text:style-name="P157"/>
      <text:p text:style-name="P157"><text:span text:style-name="T3">Третий информационный барьер</text:span> — неспособность быстро обработать большой объем информацции электронно-вычислительной машиной с банком данных (вместилище, внешняя память эвм, хранящая большой объем неупорядоченной и избыточной информации)</text:p>
      <text:p text:style-name="P157"/>
      <text:p text:style-name="P157">Избыточность — одна и та же информацция присутствует в банке данных несколько раз</text:p>
      <text:p text:style-name="P157"/>
      <text:p text:style-name="P157">Между первым и вторым информационным барьерами 100 лет, то инженеры быстро придумали как преодалеть третий барьер разработав концепцию базы данных.</text:p>
      <text:p text:style-name="P157"/>
      <text:p text:style-name="P157"><text:span text:style-name="T3">База данных</text:span> — целостный, логически не противоречивый объект, являющийся моделью предметной области.</text:p>
      <text:p text:style-name="P159">База данных логически непротиворечива и неизмельчима. <text:span text:style-name="T107">Это максимально сократить временные затраты.</text:span></text:p>
      <text:p text:style-name="P157"/>
      <text:p text:style-name="P158"><text:span text:style-name="T3">Предметная область</text:span> — целостный физический объкт, в котором свойства логически связаны и взаимообусловлены.</text:p>
      <text:p text:style-name="P158"/>
      <text:p text:style-name="P158"/>
      <text:p text:style-name="P160">ЭВМ, снабженная базой данных, позволила преодалеть третий информационный барьер.</text:p>
      <text:p text:style-name="P160"/>
      <text:p text:style-name="P160">Еще одна неприятность связана с тем, что база данных хранит первичную информацию, для пользователя в связи с усложнением предметной области <text:span text:style-name="T109">оказались</text:span> крайне необходимыми вторичные данные (производимые из первичной информации) сначала появились локольные базы данных, а в связи с усложнением объектов автоматизации появились распределенные базы данных. <text:span text:style-name="T108">Вторичных данных в базе данных нет, чтобы их определить необходимо время. Этот недостаток ЭВМ с базой данных привел к четвертому информационному барьеру.</text:span></text:p>
      <text:p text:style-name="P160"/>
      <text:p text:style-name="P266"><text:soft-page-break/>Лекция 2</text:p>
      <text:p text:style-name="P224">(человек) → I информационный барьер</text:p>
      <text:p text:style-name="P224">(много людей) → II</text:p>
      <text:p text:style-name="P224">(эвм с банком данных) → III информационный барьер</text:p>
      <text:p text:style-name="P238">(эвм с базой данных) → IV</text:p>
      <text:p text:style-name="P238">(эвм с базой данных и хранилищем данных) → V</text:p>
      <text:p text:style-name="P238">(<text:span text:style-name="T119">вычислительный центр с базой данных и хранилищем) → VI</text:span></text:p>
      <text:p text:style-name="P238"/>
      <text:p text:style-name="P224"/>
      <text:p text:style-name="P224">Банк данных — информационный сосуд, куда навалом загружалась информация, получалась свалка. Он обладал избыточностью, поиск нужной информации был затруднен. В скором времени выяснилась неэффективность использования эвм с банком данных. Это вызвало третий информационный барьер. </text:p>
      <text:p text:style-name="P224">Учченые программисты придумали на замену банка данных базу данных. Примером банкак данных является корзина в компьютерах. </text:p>
      <text:p text:style-name="P224"/>
      <text:p text:style-name="P225">База данных: Представим некую ситуация (облачко с точками) А, ситуация содержит (точки) вещи, явления, события.</text:p>
      <text:p text:style-name="P226">Пример ситуации — <text:span text:style-name="T111">университет</text:span>, включающий корпуса, <text:span text:style-name="T111">оборудования</text:span>, коллективы людей и тд.</text:p>
      <text:p text:style-name="P226">Не все это интересует при создании <text:span text:style-name="T111">автоматизированных</text:span> систем, поэтому выделяются наиболее интересующие элементы из этого множества ситуации. <text:span text:style-name="T110">И Получают предметную область. Задача не только в выделении предметов, но и в установлении связей между ними. Получаем концептуальную модель.</text:span></text:p>
      <text:p text:style-name="P226"/>
      <text:p text:style-name="P226"><text:span text:style-name="T3">Предмет</text:span> — то что представляет интерес или заслуживает внимание.</text:p>
      <text:p text:style-name="P226"><text:span text:style-name="T3">Предметная область</text:span> — множество предметов.</text:p>
      <text:p text:style-name="P224"><text:span text:style-name="T3">Ситуация</text:span> — часть окружающей действительности. <text:s/></text:p>
      <text:p text:style-name="P224"/>
      <text:p text:style-name="P227">Для университета: студенты, преподаватели, лаборатории, кафедры… Это множество можно уменьшить выделив сущности. В качестве сущностей можно выделить безымянное, безличностное понятие студент, преподаватель, кафедра — некий абстрактный сосуд, который можно заполнять конкретными студентами, преподавателями… таким образом существенно сокращается количество сущностей. Между сущностями устанавливаются связи. ( 1 к 1, 1 к м, м к м). </text:p>
      <text:p text:style-name="P228">Таким образом можно преобразовать предметную область, где будут присутствовать сущности, между которыми будут присутствовать соответствующие логические связи. <text:s/>Таким образом мы получаем логическую модель базы данных.</text:p>
      <text:p text:style-name="P228"/>
      <text:p text:style-name="P229">Если логическую модель базу данных разместить на эвм, то получится организованная база данных, если ее разместить на различных звеньях системы — будет разделенная база даннных. Использ<text:span text:style-name="T112">ование</text:span> <text:span text:style-name="T112">ЭВМ</text:span> с базой данных позволило преодолеть третий информационный барьер.</text:p>
      <text:p text:style-name="P229"/>
      <text:p text:style-name="P230">Применение ЭВМ с базой данных. Информация, хранимая в базах данных -первичная информация, ее как правило не достаточно. Пользователей интересуют производные от первичных данные. Их необходимо формировать на основе первичных данных в ответ на з<text:span text:style-name="T113">а</text:span>просы пользователей. </text:p>
      <text:p text:style-name="P230"/>
      <text:p text:style-name="P231">Этот нюанс со временем оказался решающим. Существует тенденция возрастания объемов информации, распределение различных элементов на различных заеньях системы. <text:soft-page-break/>Это все привело к очередному информационному (четвертому) барьеру, обусловленному несовершенством базы данных. В первую очередь, она не содержит вторичных данных. </text:p>
      <text:p text:style-name="P232">Но нашелся выход из этой ситуации. Ситуация является типичной, она существует лет 10. Нашелся выход из положения — дополнить базу данных хранилищем данных. Где по возмодности, путем анализа предметной области в хранилище данных разместить вторичную информацию, <text:span text:style-name="T114">прогнозированную</text:span> аналитиками, и ее дополнять вторичными данными, формируемыми в ответ на запросы пользователей. </text:p>
      <text:p text:style-name="P232"/>
      <text:p text:style-name="P234">Вторичные данные — функция от первичных данных</text:p>
      <text:p text:style-name="P232"/>
      <text:p text:style-name="P233">Этот вариант позволил преодолеть 4 информационный барьер, но вскоре (особенно сейчас) проявляется неэффективность базы данных и хранилища. <text:span text:style-name="T115">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 о которых до сих пор шла речь. Пользователя интересуют скрытые неявные закономерности, существенные для того, чтобы принимать управленческие решения. </text:span></text:p>
      <text:p text:style-name="P234">Дело осложняется тем, что как правило они выходят за пределы ситуации А и распространяются за счет влияния внешней ситуации, не учтенной во время создания автоматизированной системы. Вначале проблема была в выявлении внешних возмущений, а для этого базы данных и хранилища оказалось недостаточно.</text:p>
      <text:p text:style-name="P235">В первую очередь недостаточно вычислительной мощности машин, на которых реализуются базы данных. </text:p>
      <text:p text:style-name="P244">Потребность выявления скрытых закономерностей и отсутствующие тут возможности. </text:p>
      <text:p text:style-name="P245">Некая функция от первичных данных, вторичных данных и времени, эвм, снабженная базой данных и хранилищем не может решать эту задачу. Возник 5 информационный барьер. </text:p>
      <text:p text:style-name="P236"/>
      <text:p text:style-name="P245">Самой мощной системой управления базой данных является oracle, он не может справиться с этой задачей. Хранилище данных тоже реализуется на мощных электронных машинах, но не может решить задачу хотя бы потому, что она выходит за рамки ситуации. </text:p>
      <text:p text:style-name="P245">Оказалась необходимым базу данных и хранилище данных дополнить центром обработки данных (дополнительным звеном). <text:s/></text:p>
      <text:p text:style-name="P237"><text:span text:style-name="T3">5 информационный барьер</text:span> обусловлен неэффективностью базы данных и хранилищем данных выявлять скрытые зависимости, которые становятся сейчас чрезвычайно важными. </text:p>
      <text:p text:style-name="P237"/>
      <text:p text:style-name="P237">Т.е. скрытые зависимости, принадлежат не отдельно взятой ситуации, а ареалам. Центр обработки данных использует информацию базы данных, хранилища даннных и информацию, принадлежащую ареалу.</text:p>
      <text:p text:style-name="P237">При переходе от первого барьера к последующему, этото пререходо сопровождается усложнением предметных областей и резким увеличением объемов обрабатываесой информации. Это явление получило название «больших данных». </text:p>
      <text:p text:style-name="P237">Принципиальное <text:span text:style-name="T117">отличие</text:span> заключается в том, что центр обработки данных предназначен для обработки больших массивов данных, он позволяет достичь наибольшего вычислительного ресурса на сегодня. </text:p>
      <text:p text:style-name="P237">Такой центр построен в Сбербанк и ряде других организаций. Интеллектуальный анализ данных является одним из принципиальных и важных направлений в сфере it, для этого создан достаточно обширный аналитический аппарат. Задача заключается в выборе из существующих методов адекватной модели предметной области, выбранный метод организовать в виде соответствующего вычислительного алгоритма, эффективного с точки зрения поиска и выявления существующих закономерностей. </text:p>
      <text:p text:style-name="P237"><text:soft-page-break/>В связи с <text:span text:style-name="T116">лавинообразным</text:span> нарастанием объемов обрабатываемой информации, <text:span text:style-name="T116">существующих аналитических методов для проведения интеллектуального анализа больших размеров данных, сейчас катастрофически не хватает. Усилия аналитиков направленны сейчас на модели, основанные на нейронных сетях.</text:span></text:p>
      <text:p text:style-name="P237"/>
      <text:p text:style-name="P238">Существует предел Бремермана <text:s/>= 10<text:span text:style-name="T118">93</text:span> бит информации. Если в процессе решения задачи прийдется обработать такой объем информации, физически не существует такой эвм, которая смогла бы обработать такой объем. Такие задачи называют <text:span text:style-name="T119">транс вычислительные</text:span> — не решаемые в наше время. Таких задач становится все больше. </text:p>
      <text:p text:style-name="P238"/>
      <text:p text:style-name="P239"><text:span text:style-name="T120">Шестой</text:span> информационный барьер будет обусловлен фактором трансциндентности (невозможность выполнить или сделать что-то).</text:p>
      <text:p text:style-name="P240">Признак шестого информационного барьера тарнсформируется в информационный хаос, который в полоном масштабе еще не наступил, но его признаки на бытовом уровне каждый из нас ощущал.</text:p>
      <text:p text:style-name="P240"/>
      <text:p text:style-name="P240"><text:span text:style-name="T3">Информационный хаос</text:span> — <text:span text:style-name="T121">ситуация, характеризующаяся непреодолимыми трудностями поиска или получения нужных данных при переизбытке доступной информации.</text:span></text:p>
      <text:p text:style-name="P237"/>
      <text:p text:style-name="P241"><text:span text:style-name="T3">Диалектика</text:span> (развитие, движения) <text:span text:style-name="T3">бытия такова, что реализованные проекты рождают новые идеи, которые приближают человека к ситуациям адекватной информационному хаосу.</text:span> <text:s/><text:span text:style-name="T9">Человек погружается в информационную стихию, в которой трудно найти необходимую информацию для принятия обоснованных решений и осуществлять целесообразное поведение.</text:span><text:span text:style-name="T122"> </text:span></text:p>
      <text:p text:style-name="P241"/>
      <text:p text:style-name="P242">В прагматическом плане повышение разнообразия и сложности реальной действительности (объектов, с которыми человеку призодится иметь дело) приводит к (чем дальше, тем чаще) к проблемам, которые трансформируются в кризисные ситуации. В посследнее время принимающие не только национальный, но и глобальный характер.</text:p>
      <text:p text:style-name="P242"/>
      <text:p text:style-name="P242">Кризис — резкий поворот, резкий срез, резкий слом.</text:p>
      <text:p text:style-name="P242"/>
      <text:p text:style-name="P242">Характерной особенностью любого кризиса - как правило любой кризис зреет в течение относительно длительного времени, однако в момент Х проявляется стремительно. В этот момент нет достоверной и адекватной информации для анализа того, что произошло и как устранять его последствия. То есть резко проявляется информационный голод. Который быстро трансформируется в информационный кризис. </text:p>
      <text:p text:style-name="P242"/>
      <text:p text:style-name="P243"><text:span text:style-name="T3">Информационный кризис</text:span> — это отсутствие в непривычных условиях и неожиданно нужной информации, знания, опыта и времени для принятия обоснованного решения. </text:p>
      <text:p text:style-name="P243"/>
      <text:p text:style-name="P243">Рассмотренные информационные барьеры, кризисные ситуации, информационный кризис по своей природе не зависят от воли человека. Однако информация — это на сегодняшний день и в ближайшей перспективе — экономическая категория, следовательно материальная. Отношение человека к информации сугубо мотивировано. <text:span text:style-name="T123">А поскольку человеку присуще эгоизм то этим обусловленно стремление получить личную выгоду, путем нанесения ущерба другим. </text:span></text:p>
      <text:p text:style-name="P243"/>
      <text:p text:style-name="P243"/>
      <text:p text:style-name="P243"/>
      <text:p text:style-name="P262"><text:soft-page-break/>Лекция 3</text:p>
      <text:p text:style-name="P246">К настоящему моменту человечество накопило 40 000 000млн экзобайт. Этот объем имеющейся информации продолжает увеличиваться с угрожающим ускорением, благодаря интернету вещей. </text:p>
      <text:p text:style-name="P246">На сегодняшний момент 6 информационный барьер еще не достигнут, но его признаки уже ощущаются. В связи с тем, что появляются <text:span text:style-name="T124">транс вычислительные</text:span> задачи, которые не могут быть решены. </text:p>
      <text:p text:style-name="P246">Опасность 6 информационного барьера в том, что он ведет к информационному хаосу. </text:p>
      <text:p text:style-name="P247">Вот здесь может наступить очередной барьер сложности. Те объекты с которыми человек взаимодействует сейчас и будет взаимодействовать в будущем будут обладать колоссальной сложностью.</text:p>
      <text:p text:style-name="P247"/>
      <text:p text:style-name="P248">Особого внимания заслуживает отношение человека к информации. Человек заинтересованно относится к информации, которая оказалась экономизированна. Важным фактором проявляется социально-социологические факторы. Главный состоит в том, что как отдельному человеку присущб эгоизм, так и группе людей, в том числе и правящей элите. Коллективный или личностный эгоизм лежит в основе группы людей, человека или государства преобрести личные выгоды ценою ущерба для других. В силу этого неминуемо возникают противоречия, переходящие в противостояния и завершающиеся нередко противоборством. В противоборстве поражающими элементами выступают фальсификаты и вирусы.</text:p>
      <text:p text:style-name="P249"><text:span text:style-name="T3">Фальсификат</text:span> — умышленно искаженный факт.</text:p>
      <text:p text:style-name="P249"><text:span text:style-name="T3">Факт</text:span> — то, что действительно произошло.</text:p>
      <text:p text:style-name="P249"><text:span text:style-name="T3">Вирус</text:span> — это специальная небольшая программа, которая принудительно внедряется в автоматизированную или информационную систему для наркшения работоспособности ее программного обеспечения.</text:p>
      <text:p text:style-name="P249"/>
      <text:p text:style-name="P249">И вот, фальсификаты и вирусы применяются для превращения противоборства в информационные и/или кибернетические войны.</text:p>
      <text:p text:style-name="P249"/>
      <text:p text:style-name="P249"><text:span text:style-name="T3">Война</text:span> — продолжение политики с использованием насилия.</text:p>
      <text:p text:style-name="P249"/>
      <text:p text:style-name="P249"><text:span text:style-name="T3">Информационная война</text:span> — продолжение политики посредством применения фальсификатов.</text:p>
      <text:p text:style-name="P249"><text:span text:style-name="T3">Кибернетическая война</text:span> — продолжение политики с использованием вирусов.</text:p>
      <text:p text:style-name="P263"/>
      <text:p text:style-name="P249"><text:span text:style-name="T3">Политика</text:span> — <text:span text:style-name="T125">достижение цели без применения насилия путем уважительного и дружелюбного общения заинтересованных лиц. (Заинтересованные лица — дипломаты)</text:span></text:p>
      <text:p text:style-name="P250"><text:span text:style-name="T3">Дипломат</text:span> — человек, умеющий достигать цели путем умного и тонкого обращения с людьми. </text:p>
      <text:p text:style-name="P250"/>
      <text:p text:style-name="P250"/>
      <text:p text:style-name="P250">Фальсификаты и вирусы провоцируются человеком. Накопление фальсификатов приводят к неприятному явлению — образованию информационно-тиктаническим разломам.</text:p>
      <text:p text:style-name="P250"/>
      <text:p text:style-name="P250"><text:span text:style-name="T3">Информационно-тиктанический</text:span> разлом — скопление фальсификатов, то есть преднамеренно искаженной с различной интенсивностью и по разным направлениям информации.</text:p>
      <text:p text:style-name="P250"/>
      <text:p text:style-name="P250"><text:span text:style-name="T126">Информационные</text:span> барьеры, барьеры сложности и тд могут быть продалены совершенствованием средств вычислительной техники, возникает вопрос, а как можно <text:soft-page-break/>преодолеть информационно-тиктанический разлом информации, который специально инициализируется человечеством?</text:p>
      <text:p text:style-name="P251">В состоянии информационно-тиктонического разлома на данный момент находятся все ведущие государства. </text:p>
      <text:p text:style-name="P251"/>
      <text:p text:style-name="P251">Может ли быть преодолен сегодняшний информационный-тиктонический разлом?</text:p>
      <text:p text:style-name="P251">Информационно-тиктонический разрыв сможет преодолеть благоразумие правящей элиты. <text:s/>Зачастую, правящую элиту государств можно отнести к инфантийным людям, которые в отличие от детей играют танками и бомбами.</text:p>
      <text:p text:style-name="P251"/>
      <text:p text:style-name="P251">Что же лежит в основе благоразумия?</text:p>
      <text:list xml:id="list4314673168621793510" text:style-name="L19">
        <text:list-item>
          <text:p text:style-name="P314">дружелюбие</text:p>
        </text:list-item>
        <text:list-item>
          <text:p text:style-name="P314">примирение</text:p>
        </text:list-item>
        <text:list-item>
          <text:p text:style-name="P314">всепрощение</text:p>
        </text:list-item>
      </text:list>
      <text:p text:style-name="P162"/>
      <text:p text:style-name="P252"><text:span text:style-name="T3">Справедливость</text:span> — пропорциональность любых двух противоположностей.</text:p>
      <text:p text:style-name="P252">Но вот в чем фенька: если бы Бог был справедлив — он бы давно уничтожил человечество, поэтому...(развел руки)</text:p>
      <text:p text:style-name="P252"/>
      <text:p text:style-name="P253">К сожалению, как раз мы сейчас находимся в период жесточайшего информационно-тиктоническаого разлома. </text:p>
      <text:p text:style-name="P253"/>
      <text:p text:style-name="P253"><text:span text:style-name="T3">Классы автоматизированных-информационных систем</text:span>:</text:p>
      <text:list xml:id="list893141178091247674" text:style-name="L20">
        <text:list-item>
          <text:p text:style-name="P315"><text:span text:style-name="T3">Автоматизированные системы информационного обслуживания</text:span> — предназначены для удовлетворения информационного обслуживания пользователей. Автоматизированные системы обработки информации и управления.</text:p>
        </text:list-item>
        <text:list-item>
          <text:p text:style-name="P315"><text:span text:style-name="T3">Автоматизированные системы информационного принуждения</text:span> — автоматизированные системы ориентированные на использование фальсификатов. Целью этих систем является целенаправленная деформация общественного сознания.</text:p>
        </text:list-item>
        <text:list-item>
          <text:p text:style-name="P315"><text:span text:style-name="T3">Автоматизированные системы информационного воздействия</text:span> — системы ориентированные на применение вирусов. Целью этих систем является нанесение противоположной стороне ущерба без применения физической силы, путем правопрации и техногенных катастроф.</text:p>
        </text:list-item>
      </text:list>
      <text:p text:style-name="P163"/>
      <text:p text:style-name="P163"/>
      <text:p text:style-name="P164">Следующий вопрос:</text:p>
      <text:p text:style-name="P164">Теперь вернемся к рассмотренным системам: ГАС «Контур», ГАС «Выборы», ГАС «ГРН»</text:p>
      <text:p text:style-name="P164"/>
      <text:p text:style-name="P267">Каждая система прошла свои этапы и находится в определенном состоянии. Это основание дает нам возможность рассмотреть жизненный цикл системы.</text:p>
      <text:p text:style-name="P254"><text:span text:style-name="T3">Жизнь</text:span> — способ существования чего-то. </text:p>
      <text:p text:style-name="P254">Из этого определения следует, что это понятие применимо как к живым так и к неживым существам, существуют понятия: «жизнен<text:span text:style-name="T127">н</text:span>ый цикл по» и тд.</text:p>
      <text:p text:style-name="P254"><text:span text:style-name="T3">Жизненный цикл</text:span> — это упорядоченное множество стадий, характеризующее систему в различные периоды ее существования. </text:p>
      <text:p text:style-name="P255"><text:span text:style-name="T3">Стадия</text:span> — фиксированный отрезок времени, характеризующий текущее состояние системы. </text:p>
      <text:p text:style-name="P256"/>
      <text:p text:style-name="P256"/>
      <text:p text:style-name="P265">Лекция</text:p>
      <text:p text:style-name="P257">Жизненный цикл начинается либо с социального заказа, либо (реже) идеи. Не исключены случаи, когда побудительным толчком является и то и другое одновременно. </text:p>
      <text:p text:style-name="P258"><text:soft-page-break/>Далее нужно убедиться в реализуемости идеи, научно-техническая работа, дает ответ, реализуема ли идея.</text:p>
      <text:p text:style-name="P258">Логически дальше следует выяснение достаточно ли ресурсов. Стадия технико-экономического обоснования, выясняется какие и в каком количестве должны быть задействованы ресурсы (материальные, интеллектуальные, правовые и тд…) Если вопрос касается автоматизации, необходимо обследование предметной области, какие процессы в это йобласти реализуются, руководство, менеджмент, коллектив, условие их работы, используемые технологии, информационные потоки, используемые функции и решаемые задачи. Множество вопросов, на которые должны быть получены конкретные ответы.</text:p>
      <text:p text:style-name="P258">На следующем этапе возможно разработать техническое задание (тактико-техническое требование). </text:p>
      <text:p text:style-name="P259">Любая будущая система или объект изначально имеет своего закащика (в дальнейшем пользователей), поэтому каждая стадия жизненного цикла завершается разработкой соответствующего документа, которая предоставляется заказчику для утверждения. </text:p>
      <text:p text:style-name="P259">В ТЗ приводятся или излагаются требования к будущей системе или будущему объекту, <text:span text:style-name="T130">номенклатура</text:span> требований зависит от специфики будущей системы или <text:span text:style-name="T130">будущего</text:span> объекта. В ТЗ и ТТТ должны приводиться конкретные значения показателей (надежность, быстродействие, скорость обработки информации и тд…). В ТЗ приводятся конкретные организация исполнитель, назначается генеральный конструктор. (Конкретно и поименно) Определяются соисполнители, которых иногда бывает много. <text:span text:style-name="T129">В этом документе фиксируются сроки начала и конец разработки и промежуточные этапы. Заказчик не только не компетентен в разработке, но и не до конца понимает, что ему нужно от системы. На этой стадии присутствует блеф, то есть в лучшем смысле этого слова исполнитель приукрашивает настоящее состояние дел, обещает невыполнимое, чтобы получить больше материальных ресурсов, больше времени на разработку. То что подписано, принято заказчиком, утверждено в дальнейшем практически не должно корректироваться.</text:span></text:p>
      <text:p text:style-name="P260">Наступил момент, когда можно проработать концепцию. Стадия Технические приложения. На этой стадии разрабатывается облик будущей системы или объекта, а другими словами архитектура. На этой стадии уже отыскиваются существующие прототипы. На этой стадии создаются макеты, в частности макет будущего автоматизироваанного рабочего места пользователя, акцентируется внимание на тезх иновациях, которые должны будут быть принесены в работу пользователлей системы. Очень ответственный момент, с учетом того, что стильтрудовой деятельности человека очень консервативен и с трудом воспринимает инновации, пререстроиться на новый ситиль работы человеку очень трудно. Умело преподнести будущую разработку пользователя, заинтересовав их — очень важный психололгический момент, который должен учитываться. </text:p>
      <text:p text:style-name="P260">Стадия Эскизного проектирования. На этой стадии уже прорабатываются детали будущего проекта. Детальная проработка начинается с анализа существующих прототипов (если они есть). Любая сложная система как правило имеет фрагменты. Для которой существуют прототипы. Они привлекаются и используются. В обязательном порядке должны прорабатываться по карайней мере 2 альтернативных варианта, если не полностью в отношении системы, то в отношении отдельных ее элементов. <text:span text:style-name="T131">На этой стадии могут прорабатываться уже детально некоторые схемы: конфигуратор технических средств, определяющий применяемые средства, варианты программного обеспечения и тд. На этой стадии должен предлагаться предпочтительный конкретный вариант создаваемой системы. До стадии технических предложений система существовала формально в голове, со стадии технических предложений будущая система начинает приобретать вид, но не физический, а интеллектуальный. </text:span></text:p>
      <text:p text:style-name="P261">Техническое проектирование — в деталях разрабатывается выбранный вариант построения будущей системы. Здесь разрабатываются технологические, электрические и другие схемы, но все из них являются моделью, отображающей конкретный аспект <text:soft-page-break/>функционирования системы. Принцип действия, прежде всего. Как правило эскизный проект и следующий за ним технический проект — многотомный проект, включающий десятки томов, регламентируемы ГОСТом ЕСКД. Все регламентируется нормативными документами, начиная с гос. Стандартов, далее отраслевые стандарты (госты), стандарты предприятия, технические условия, <text:span text:style-name="T132">руководящие указания</text:span>… <text:span text:style-name="T132">Основным документом является ТО (техническое описание будущей системы)</text:span></text:p>
      <text:p text:style-name="P332">Итак, технические предложения приняты, утверждены заказчиком, можно переходить к стадии рабочего проектирования. На этой стадии разрабатываются монтажные схемы, документы, необходимые для физической реализации разрабатывае<text:span text:style-name="T134">м</text:span>ой системы (эл.схемы и тд…) Вторая документация — эксплуатационная документация: программы и методики <text:s/>испытаний, системы или отдельных ее фрагментов, инструкци<text:span text:style-name="T133">и</text:span> по эксплуатации и целый ряд документов, который определяет функции права и обязанности пользователей на автоматизированных рабочих местах системы.</text:p>
      <text:p text:style-name="P333">Стадия монтажа и наладки. Физическая реализация системы на том месте, где она должна функционировать.</text:p>
      <text:p text:style-name="P333">Затем идет стадия испытания, последовательно проводится несколько испытаний: автономное испытание, (проверяется работоспособность отельных частей), системные или комплексные испытания (проверяется работоспособность нескольких или всех звеньев), испытание главного конструктора (проверяется работоспособность в целом системы на информации, которая система будет проверяться на государственных испытаниях закащика, реальной информации). </text:p>
      <text:p text:style-name="P334">После того как испытания успешно завершились система передается в опытную эксплуатацию. Она осуществляется под надзором главного конструктора (конкретно главный человек и его подчиненные). Стадия может продолжаться достаточно долго. ГАС Контур в опытной эксплуатации находилась порядка 15 лет. Ошибки, выявляеммые в процессе опытной эксплуатации немедленно устраняются.</text:p>
      <text:p text:style-name="P334">Промышленная эксплуатация — система полностью отчуждается от главного конструктора и разработчиков, единомышленным хозяином системы становится закащик. Промышленная эксплуатация может продолжаться десятками лет, но наступает период, когда система морально и функционально устаревает.</text:p>
      <text:p text:style-name="P334">В этом случае система не утилизируется (как правило), а модернизируется. После этого продолжается промышленная эксплуатация. Так может продолжаться какой-то период времени.</text:p>
      <text:p text:style-name="P334">Неминуемо наступает момент утилизации. Утилизация — тоже отдельная проблема, требующая времени, финансовых затрат и интеллектуальных. </text:p>
      <text:p text:style-name="P257"/>
      <text:p text:style-name="P264">Графическая модель жизненного цикла.</text:p>
      <text:p text:style-name="P335">Социальный заказ (идея) -&gt; Научно-техническая работа → Технико-экономическое обоснование → <text:span text:style-name="T128">Разработка Технического задания → Техническое приложение → Эскизное проектирование → Техническое проектирование → Рабочее проектирование → Монтаж и наладка → Испытание → Опытная эксплуатация →Промышленная эксплуатация → Модернизация → … →Утилизация.</text:span></text:p>
      <text:p text:style-name="P335"/>
      <text:p text:style-name="P335"><text:span text:style-name="T135">Представленная жизненная модель является канонической, универсальной. Ее иногда называют водопадной (когда представляют ввиде ступенчатого графика). Если обратиться к известному циклу жизни программного обеспечения, оно будет отличаться, но только названиями стадий. Некоторые стадии могут быть объедененны или исключены, но суть остается той же. Она является основой всех известных, используемых на практике графических моделей жизненных циклов систем, продуктов и тд. </text:span></text:p>
      <text:p text:style-name="P336">Эта модель является упрощением (сильным). Каждая стадия завершается защитой результатов у закащика. Закащик относится к этому формально и высказывает множество замечаний, поэтому разработчику приходится проводить работу по устранению ошибок. <text:soft-page-break/>Любая система не ялвяется идеальной. Сложные системы могут содержать скрытые оценки, цена устранения обнаруженных ошибок — различная, в зависимости от того, на какой стадии она обнаружена. Если на стадии рабочего проектирования — ее можно исправить на предыдущей стадии, цена — низкая. Если на стадии монтажа — то цена будет выше, но приемлимой. А если на стадии опытной эксплуатации — то цена устранения такой ошибки будет в тысячу и более раз дороже, если бы эта ошибка была обнаружена на предыдущих стадиях. Очень важно принимать верные решения на тсадии проектирования. Поэтому так много внимания уделяется методическим вопросам в проектировании. Существует целый ряд методоллогий проектирования (структурное проектирование, объектно-ориенторованое проектирование и тд) с этими методологиями следует быть в деталях знакомым. </text:p>
      <text:p text:style-name="P337">В реальном создании системы имеют место циклы, фактически графическая модель жизненного цикла является не линейной, а циклической.</text:p>
      <text:p text:style-name="P337"/>
      <text:p text:style-name="P337">Следует выделить несколько периодов:</text:p>
      <text:p text:style-name="P337"/>
      <text:list xml:id="list6959222750357305427" text:style-name="L21">
        <text:list-item>
          <text:p text:style-name="P323"><text:span text:style-name="T28">Период анализа и социализации (Социальный заказ — ТЗ)</text:span></text:p>
        </text:list-item>
        <text:list-item>
          <text:p text:style-name="P324"><text:span text:style-name="T12">Период проектирования (Эскизное проектирование — рабочее проектирование)</text:span></text:p>
        </text:list-item>
        <text:list-item>
          <text:p text:style-name="P324"><text:span text:style-name="T12">Разработка системы (монтажа — испытания)</text:span></text:p>
        </text:list-item>
        <text:list-item>
          <text:p text:style-name="P324"><text:span text:style-name="T12">Период эксплуатации (все остальное)</text:span></text:p>
        </text:list-item>
      </text:list>
      <text:p text:style-name="P325"><text:span text:style-name="T12"/></text:p>
      <text:p text:style-name="P326"><text:span text:style-name="T12">Период создания системы — период анализа и социализации, проектирования и разработки.</text:span></text:p>
      <text:p text:style-name="P326"><text:span text:style-name="T12"/></text:p>
      <text:p text:style-name="P326"><text:span text:style-name="T12">Следовательно проектирование, анализ и разработка — не синонимы, каждый период имеет свои особенности. </text:span><text:span text:style-name="T29">Иногда этим можно пренебречь, но когда ситуация имеет принципиальный характер, различия надо иметь ввиду. </text:span></text:p>
      <text:p text:style-name="P327"/>
      <text:p text:style-name="P327"><text:span text:style-name="T12">Каждому периоду соответствуют разные специалисты:</text:span></text:p>
      <text:list xml:id="list7857074848641629579" text:style-name="L22">
        <text:list-item>
          <text:p text:style-name="P328"><text:span text:style-name="T12">Анализ. Эксперты, руководители высших рангов, способные и наделенные полномочиями принимать решения организационного, юридического характера. Эти специалисты должны знать и понимать. Это высокопрофессиональные специалисты в узких областях знаний. </text:span></text:p>
        </text:list-item>
        <text:list-item>
          <text:p text:style-name="P328">Проектирование. Инженеры — исследователи. Специалисты с высшим образованием, каждый из которых свободно ориентируется в виртуальном пространстве. Они должны знать, понимать и уметь. Разрабатывают проект будущей системы. Любой проект — модель, не учитывающий иногда очень важные скрытые нюансы.</text:p>
        </text:list-item>
        <text:list-item>
          <text:p text:style-name="P328">Разработка. Инженеры-лаборанты. Специалисты должны знать, понимать и уметь, каждый в своей области. Должны ориентироваться в реальном пространстве.</text:p>
        </text:list-item>
        <text:list-item>
          <text:p text:style-name="P329">Эксплуатация. Пользователи выделенных ранее классов. <text:span text:style-name="T136">Для которых система является орудием труда и лица, обеспецивающие функционирование. </text:span></text:p>
          <text:p text:style-name="P329"/>
          <text:p text:style-name="P329"><text:span text:style-name="T136">Перечисленные специалисты должны обладать важными морально-психологическими качествами. Руководители высших рангов должны позитивно относиться к будущей разработке (должны хотеть). Инженеры исследователи должны обладать чувсством предвиденья . Инженеры-лаборанты должны обладать ощущением будущего и чувством настоящего — чувствовать скрытые недостатки реализуемого проекта. Пользователи должны быть готовы к использованию предложенной им системы и не бояться инноваций. Эти морально-психологические качества очень важны.</text:span></text:p>
        </text:list-item>
      </text:list>
      <text:p text:style-name="P330"/>
      <text:p text:style-name="P331">Любая система возникает не иначе как результат периода проектирования, поэтому следущий вопрос — проектирование. </text:p>
      <text:p text:style-name="P255"/>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50:29.440532590</meta:creation-date>
    <meta:generator>LibreOffice/5.1.6.2$Linux_X86_64 LibreOffice_project/10m0$Build-2</meta:generator>
    <dc:date>2018-10-02T18:07:28.463672659</dc:date>
    <meta:editing-duration>PT20H23M46S</meta:editing-duration>
    <meta:editing-cycles>393</meta:editing-cycles>
    <meta:document-statistic meta:table-count="0" meta:image-count="0" meta:object-count="0" meta:page-count="29" meta:paragraph-count="537" meta:word-count="8808" meta:character-count="72787" meta:non-whitespace-character-count="64209"/>
  </office:meta>
</office:document-meta>
</file>